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Thumbnails/thumbnail.png" manifest:media-type="image/png"/>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ext-properties fo:font-size="10pt" style:font-size-asian="10pt" style:font-size-complex="10pt" fo:font-weight="bold" style:font-weight-asian="bold" style:font-weight-complex="bold"/>
    </style:style>
    <style:style style:name="ce4" style:family="table-cell" style:parent-style-name="Comma" style:data-style-name="N37">
      <style:text-properties fo:font-size="10pt" style:font-size-asian="10pt" style:font-size-complex="10pt"/>
    </style:style>
    <style:style style:name="ce5" style:family="table-cell" style:parent-style-name="Default" style:data-style-name="N0">
      <style:table-cell-properties fo:background-color="transparent"/>
      <style:text-properties fo:font-size="10pt" style:font-size-asian="10pt" style:font-size-complex="10pt"/>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thin solid #000000"/>
      <style:text-properties fo:font-size="10pt" style:font-size-asian="10pt" style:font-size-complex="10pt"/>
    </style:style>
    <style:style style:name="ce10" style:family="table-cell" style:parent-style-name="Comma" style:data-style-name="N36">
      <style:table-cell-properties fo:border="thin solid #000000"/>
      <style:text-properties fo:font-size="10pt" style:font-size-asian="10pt" style:font-size-complex="10pt"/>
    </style:style>
    <style:style style:name="ce11" style:family="table-cell" style:parent-style-name="Default" style:data-style-name="N0">
      <style:table-cell-properties fo:border="thin solid #000000"/>
    </style:style>
    <style:style style:name="ce12" style:family="table-cell" style:parent-style-name="Comma" style:data-style-name="N36">
      <style:table-cell-properties fo:border="thin solid #000000"/>
    </style:style>
    <style:style style:name="ce13" style:family="table-cell" style:parent-style-name="Default" style:data-style-name="N0">
      <style:table-cell-properties fo:border="thin solid #000000" fo:background-color="transparent"/>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fo:border="thin solid #000000"/>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fo:border="thin solid #000000" fo:background-color="transparent"/>
      <style:text-properties fo:font-size="10pt" style:font-size-asian="10pt" style:font-size-complex="10pt"/>
    </style:style>
    <style:style style:name="ce16" style:family="table-cell" style:parent-style-name="Comma" style:data-style-name="N36">
      <style:table-cell-properties fo:border="thin solid #000000" fo:background-color="transparent"/>
      <style:text-properties fo:font-size="10pt" style:font-size-asian="10pt" style:font-size-complex="10pt"/>
    </style:style>
    <style:style style:name="ce17" style:family="table-cell" style:parent-style-name="Percent" style:data-style-name="N13"/>
    <style:style style:name="ce1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Comma" style:data-style-name="N37">
      <style:table-cell-properties fo:border="thin solid #000000"/>
      <style:text-properties fo:font-size="10pt" style:font-size-asian="10pt" style:font-size-complex="10pt"/>
    </style:style>
    <style:style style:name="ce20" style:family="table-cell" style:parent-style-name="Percent" style:data-style-name="N13">
      <style:table-cell-properties fo:border="thin solid #000000"/>
      <style:text-properties fo:font-size="10pt" style:font-size-asian="10pt" style:font-size-complex="10pt"/>
    </style:style>
    <style:style style:name="ce21" style:family="table-cell" style:parent-style-name="Default" style:data-style-name="N0">
      <style:table-cell-properties fo:border="thin solid #000000" style:vertical-align="automatic" fo:wrap-option="wrap" style:repeat-content="false"/>
      <style:paragraph-properties fo:text-align="center" style:writing-mode="lr"/>
      <style:text-properties fo:font-weight="bold" style:font-weight-asian="bold" style:font-weight-complex="bold"/>
    </style:style>
    <style:style style:name="ce22" style:family="table-cell" style:parent-style-name="Default" style:data-style-name="N0">
      <style:table-cell-properties fo:background-color="#93CDDD"/>
      <style:text-properties fo:font-size="10pt" style:font-size-asian="10pt" style:font-size-complex="10pt"/>
    </style:style>
    <style:style style:name="ce23" style:family="table-cell" style:parent-style-name="Default" style:data-style-name="N0">
      <style:table-cell-properties fo:background-color="#FAC090"/>
      <style:text-properties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4F81BD" style:repeat-content="false"/>
      <style:paragraph-properties fo:text-align="center"/>
      <style:text-properties fo:color="#FFFFFF"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middle" fo:wrap-option="wrap" fo:background-color="transparent" style:repeat-content="false"/>
      <style:paragraph-properties fo:text-align="center"/>
      <style:text-properties fo:color="#FFFFFF"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fo:background-color="#B6DDE8"/>
      <style:text-properties fo:font-size="10pt" style:font-size-asian="10pt" style:font-size-complex="10pt"/>
    </style:style>
    <style:style style:name="ce27" style:family="table-cell" style:parent-style-name="Comma" style:data-style-name="N37">
      <style:table-cell-properties fo:border="thin solid #000000" fo:background-color="#B6DDE8"/>
      <style:text-properties fo:font-size="10pt" style:font-size-asian="10pt" style:font-size-complex="10pt"/>
    </style:style>
    <style:style style:name="ce28" style:family="table-cell" style:parent-style-name="Comma" style:data-style-name="N36">
      <style:table-cell-properties fo:border="thin solid #000000" fo:background-color="#B6DDE8"/>
      <style:text-properties fo:font-size="10pt" style:font-size-asian="10pt" style:font-size-complex="10pt"/>
    </style:style>
    <style:style style:name="ce29" style:family="table-cell" style:parent-style-name="Percent" style:data-style-name="N13">
      <style:table-cell-properties fo:border="thin solid #000000" fo:background-color="#B6DDE8"/>
      <style:text-properties fo:font-size="10pt" style:font-size-asian="10pt" style:font-size-complex="10pt"/>
    </style:style>
    <style:style style:name="ce30" style:family="table-cell" style:parent-style-name="Comma" style:data-style-name="N36">
      <style:text-properties fo:font-size="10pt" style:font-size-asian="10pt" style:font-size-complex="10pt"/>
    </style:style>
    <style:style style:name="ce31" style:family="table-cell" style:parent-style-name="Percent" style:data-style-name="N13">
      <style:text-properties fo:font-size="10pt" style:font-size-asian="10pt" style:font-size-complex="10pt"/>
    </style:style>
    <style:style style:name="ce32" style:family="table-cell" style:parent-style-name="Default" style:data-style-name="N0">
      <style:table-cell-properties fo:border="thin solid #000000" fo:background-color="#FCD5B4"/>
      <style:text-properties fo:font-size="10pt" style:font-size-asian="10pt" style:font-size-complex="10pt"/>
    </style:style>
    <style:style style:name="ce33" style:family="table-cell" style:parent-style-name="Comma" style:data-style-name="N37">
      <style:table-cell-properties fo:border="thin solid #000000" fo:background-color="#FCD5B4"/>
      <style:text-properties fo:font-size="10pt" style:font-size-asian="10pt" style:font-size-complex="10pt"/>
    </style:style>
    <style:style style:name="ce34" style:family="table-cell" style:parent-style-name="Comma" style:data-style-name="N36">
      <style:table-cell-properties fo:border="thin solid #000000" fo:background-color="#FCD5B4"/>
      <style:text-properties fo:font-size="10pt" style:font-size-asian="10pt" style:font-size-complex="10pt"/>
    </style:style>
    <style:style style:name="ce35" style:family="table-cell" style:parent-style-name="Percent" style:data-style-name="N14">
      <style:table-cell-properties fo:border="thin solid #000000" fo:background-color="#FCD5B4"/>
      <style:text-properties fo:font-size="10pt" style:font-size-asian="10pt" style:font-size-complex="10pt"/>
    </style:style>
    <style:style style:name="ce36" style:family="table-cell" style:parent-style-name="Default" style:data-style-name="N37">
      <style:text-properties fo:font-size="10pt" style:font-size-asian="10pt" style:font-size-complex="10pt"/>
    </style:style>
    <style:style style:name="co1" style:family="table-column">
      <style:table-column-properties fo:break-before="auto" style:column-width="1.29645833333333cm" style:use-optimal-column-width="true"/>
    </style:style>
    <style:style style:name="co2" style:family="table-column">
      <style:table-column-properties fo:break-before="auto" style:column-width="4.65666666666667cm"/>
    </style:style>
    <style:style style:name="co3" style:family="table-column">
      <style:table-column-properties fo:break-before="auto" style:column-width="1.69333333333333cm"/>
    </style:style>
    <style:style style:name="co4" style:family="table-column">
      <style:table-column-properties fo:break-before="auto" style:column-width="3.62479166666667cm"/>
    </style:style>
    <style:style style:name="co5" style:family="table-column">
      <style:table-column-properties fo:break-before="auto" style:column-width="3.22791666666667cm"/>
    </style:style>
    <style:style style:name="co6" style:family="table-column">
      <style:table-column-properties fo:break-before="auto" style:column-width="3.254375cm"/>
    </style:style>
    <style:style style:name="co7" style:family="table-column">
      <style:table-column-properties fo:break-before="auto" style:column-width="4.65666666666667cm" style:use-optimal-column-width="true"/>
    </style:style>
    <style:style style:name="co8" style:family="table-column">
      <style:table-column-properties fo:break-before="auto" style:column-width="1.77270833333333cm" style:use-optimal-column-width="true"/>
    </style:style>
    <style:style style:name="co9" style:family="table-column">
      <style:table-column-properties fo:break-before="auto" style:column-width="1.95791666666667cm" style:use-optimal-column-width="true"/>
    </style:style>
    <style:style style:name="co10" style:family="table-column">
      <style:table-column-properties fo:break-before="auto" style:column-width="2.143125cm" style:use-optimal-column-width="true"/>
    </style:style>
    <style:style style:name="co11" style:family="table-column">
      <style:table-column-properties fo:break-before="auto" style:column-width="1.71979166666667cm" style:use-optimal-column-width="true"/>
    </style:style>
    <style:style style:name="co12" style:family="table-column">
      <style:table-column-properties fo:break-before="auto" style:column-width="2.460625cm"/>
    </style:style>
    <style:style style:name="co13" style:family="table-column">
      <style:table-column-properties fo:break-before="auto" style:column-width="3.28083333333333cm" style:use-optimal-column-width="true"/>
    </style:style>
    <style:style style:name="co14" style:family="table-column">
      <style:table-column-properties fo:break-before="auto" style:column-width="4.70958333333333cm"/>
    </style:style>
    <style:style style:name="co15" style:family="table-column">
      <style:table-column-properties fo:break-before="auto" style:column-width="4.18041666666667cm" style:use-optimal-column-width="true"/>
    </style:style>
    <style:style style:name="co16" style:family="table-column">
      <style:table-column-properties fo:break-before="auto" style:column-width="4.25979166666667cm" style:use-optimal-column-width="true"/>
    </style:style>
    <style:style style:name="co17" style:family="table-column">
      <style:table-column-properties fo:break-before="auto" style:column-width="4.78895833333333cm"/>
    </style:style>
    <style:style style:name="co18" style:family="table-column">
      <style:table-column-properties fo:break-before="auto" style:column-width="4.445cm"/>
    </style:style>
    <style:style style:name="co19" style:family="table-column">
      <style:table-column-properties fo:break-before="auto" style:column-width="3.86291666666667cm"/>
    </style:style>
    <style:style style:name="co20" style:family="table-column">
      <style:table-column-properties fo:break-before="auto" style:column-width="4.60375cm" style:use-optimal-column-width="true"/>
    </style:style>
    <style:style style:name="co21" style:family="table-column">
      <style:table-column-properties fo:break-before="auto" style:column-width="2.936875cm"/>
    </style:style>
    <style:style style:name="co22" style:family="table-column">
      <style:table-column-properties fo:break-before="auto" style:column-width="2.778125cm"/>
    </style:style>
    <style:style style:name="co23" style:family="table-column">
      <style:table-column-properties fo:break-before="auto" style:column-width="3.51895833333333cm"/>
    </style:style>
    <style:style style:name="co24" style:family="table-column">
      <style:table-column-properties fo:break-before="auto" style:column-width="3.33375cm"/>
    </style:style>
    <style:style style:name="co25" style:family="table-column">
      <style:table-column-properties fo:break-before="auto" style:column-width="4.41854166666667cm"/>
    </style:style>
    <style:style style:name="co26" style:family="table-column">
      <style:table-column-properties fo:break-before="auto" style:column-width="1.85208333333333cm"/>
    </style:style>
    <style:style style:name="co27" style:family="table-column">
      <style:table-column-properties fo:break-before="auto" style:column-width="2.38125cm"/>
    </style:style>
    <style:style style:name="co28" style:family="table-column">
      <style:table-column-properties fo:break-before="auto" style:column-width="2.59291666666667cm"/>
    </style:style>
    <style:style style:name="co29" style:family="table-column">
      <style:table-column-properties fo:break-before="auto" style:column-width="3.59833333333333cm"/>
    </style:style>
    <style:style style:name="co30" style:family="table-column">
      <style:table-column-properties fo:break-before="auto" style:column-width="3.06916666666667cm"/>
    </style:style>
    <style:style style:name="co31" style:family="table-column">
      <style:table-column-properties fo:break-before="auto" style:column-width="2.67229166666667cm"/>
    </style:style>
    <style:style style:name="ro1" style:family="table-row">
      <style:table-row-properties style:row-height="12.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pt" style:use-optimal-row-height="false" fo:break-before="auto"/>
    </style:style>
    <style:style style:name="ro6" style:family="table-row">
      <style:table-row-properties style:row-height="4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ig_1"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style-name="ce2">
            <text:p>Title:</text:p>
          </table:table-cell>
          <table:table-cell office:value-type="string" table:style-name="ce2">
            <text:p>There are now more people displaced in the MENA region than in any other region</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the Office of the United Nations High Commissioner for Refugees (UNHCR) data</text:p>
          </table:table-cell>
          <table:table-cell table:number-columns-repeated="16382" table:style-name="ce2"/>
        </table:table-row>
        <table:table-row table:style-name="ro1">
          <table:table-cell office:value-type="string" table:style-name="ce2">
            <text:p>Notes:</text:p>
          </table:table-cell>
          <table:table-cell office:value-type="string" table:style-name="ce2">
            <text:p>Data is organised according to UNHCR's definitions of country/territory of asylum. Countries are organised according to the World Bank (WB) classification of regions.</text:p>
          </table:table-cell>
          <table:table-cell table:number-columns-repeated="16382" table:style-name="ce2"/>
        </table:table-row>
        <table:table-row table:number-rows-repeated="2" table:style-name="ro2">
          <table:table-cell table:number-columns-repeated="16384"/>
        </table:table-row>
        <table:table-row table:style-name="ro1">
          <table:table-cell table:style-name="ce2"/>
          <table:table-cell office:value-type="string" table:style-name="ce3">
            <text:p>Region</text:p>
          </table:table-cell>
          <table:table-cell office:value-type="float" office:value="2005" table:style-name="ce3">
            <text:p>2005</text:p>
          </table:table-cell>
          <table:table-cell office:value-type="float" office:value="2006" table:style-name="ce3">
            <text:p>2006</text:p>
          </table:table-cell>
          <table:table-cell office:value-type="float" office:value="2007" table:style-name="ce3">
            <text:p>2007</text:p>
          </table:table-cell>
          <table:table-cell office:value-type="float" office:value="2008" table:style-name="ce3">
            <text:p>2008</text:p>
          </table:table-cell>
          <table:table-cell office:value-type="float" office:value="2009" table:style-name="ce3">
            <text:p>2009</text:p>
          </table:table-cell>
          <table:table-cell office:value-type="float" office:value="2010" table:style-name="ce3">
            <text:p>2010</text:p>
          </table:table-cell>
          <table:table-cell office:value-type="float" office:value="2011" table:style-name="ce3">
            <text:p>2011</text:p>
          </table:table-cell>
          <table:table-cell office:value-type="float" office:value="2012" table:style-name="ce3">
            <text:p>2012</text:p>
          </table:table-cell>
          <table:table-cell office:value-type="float" office:value="2013" table:style-name="ce3">
            <text:p>2013</text:p>
          </table:table-cell>
          <table:table-cell office:value-type="float" office:value="2014" table:style-name="ce3">
            <text:p>2014</text:p>
          </table:table-cell>
          <table:table-cell table:number-columns-repeated="16372"/>
        </table:table-row>
        <table:table-row table:style-name="ro1">
          <table:table-cell table:style-name="ce2"/>
          <table:table-cell office:value-type="string" table:style-name="ce2">
            <text:p>East Asia and Pacific</text:p>
          </table:table-cell>
          <table:table-cell office:value-type="float" office:value="0.58631299999999997" table:style-name="ce4">
            <text:p><text:s/>0.59<text:s/></text:p>
          </table:table-cell>
          <table:table-cell office:value-type="float" office:value="0.80986100000000005" table:style-name="ce4">
            <text:p><text:s/>0.81<text:s/></text:p>
          </table:table-cell>
          <table:table-cell office:value-type="float" office:value="0.65639899999999995" table:style-name="ce4">
            <text:p><text:s/>0.66<text:s/></text:p>
          </table:table-cell>
          <table:table-cell office:value-type="float" office:value="0.60212900000000003" table:style-name="ce4">
            <text:p><text:s/>0.60<text:s/></text:p>
          </table:table-cell>
          <table:table-cell office:value-type="float" office:value="0.61077999999999999" table:style-name="ce4">
            <text:p><text:s/>0.61<text:s/></text:p>
          </table:table-cell>
          <table:table-cell office:value-type="float" office:value="0.75289600000000001" table:style-name="ce4">
            <text:p><text:s/>0.75<text:s/></text:p>
          </table:table-cell>
          <table:table-cell office:value-type="float" office:value="1.0543960000000001" table:style-name="ce4">
            <text:p><text:s/>1.05<text:s/></text:p>
          </table:table-cell>
          <table:table-cell office:value-type="float" office:value="1.005144" table:style-name="ce4">
            <text:p><text:s/>1.01<text:s/></text:p>
          </table:table-cell>
          <table:table-cell office:value-type="float" office:value="1.157621" table:style-name="ce4">
            <text:p><text:s/>1.16<text:s/></text:p>
          </table:table-cell>
          <table:table-cell office:value-type="float" office:value="1.208742" table:style-name="ce4">
            <text:p><text:s/>1.21<text:s/></text:p>
          </table:table-cell>
          <table:table-cell table:number-columns-repeated="16372"/>
        </table:table-row>
        <table:table-row table:style-name="ro1">
          <table:table-cell table:style-name="ce2"/>
          <table:table-cell office:value-type="string" table:style-name="ce2">
            <text:p>Europe and Central Asia</text:p>
          </table:table-cell>
          <table:table-cell office:value-type="float" office:value="3.7290390000000002" table:style-name="ce4">
            <text:p><text:s/>3.73<text:s/></text:p>
          </table:table-cell>
          <table:table-cell office:value-type="float" office:value="3.474853" table:style-name="ce4">
            <text:p><text:s/>3.47<text:s/></text:p>
          </table:table-cell>
          <table:table-cell office:value-type="float" office:value="3.36795" table:style-name="ce4">
            <text:p><text:s/>3.37<text:s/></text:p>
          </table:table-cell>
          <table:table-cell office:value-type="float" office:value="3.284065" table:style-name="ce4">
            <text:p><text:s/>3.28<text:s/></text:p>
          </table:table-cell>
          <table:table-cell office:value-type="float" office:value="3.308341" table:style-name="ce4">
            <text:p><text:s/>3.31<text:s/></text:p>
          </table:table-cell>
          <table:table-cell office:value-type="float" office:value="3.3789630000000002" table:style-name="ce4">
            <text:p><text:s/>3.38<text:s/></text:p>
          </table:table-cell>
          <table:table-cell office:value-type="float" office:value="3.2972220000000001" table:style-name="ce4">
            <text:p><text:s/>3.30<text:s/></text:p>
          </table:table-cell>
          <table:table-cell office:value-type="float" office:value="3.5398800000000001" table:style-name="ce4">
            <text:p><text:s/>3.54<text:s/></text:p>
          </table:table-cell>
          <table:table-cell office:value-type="float" office:value="3.4126099999999999" table:style-name="ce4">
            <text:p><text:s/>3.41<text:s/></text:p>
          </table:table-cell>
          <table:table-cell office:value-type="float" office:value="5.8078849999999997" table:style-name="ce4">
            <text:p><text:s/>5.81<text:s/></text:p>
          </table:table-cell>
          <table:table-cell table:number-columns-repeated="16372"/>
        </table:table-row>
        <table:table-row table:style-name="ro1">
          <table:table-cell table:style-name="ce2"/>
          <table:table-cell office:value-type="string" table:style-name="ce2">
            <text:p>Latin America and Caribbean</text:p>
          </table:table-cell>
          <table:table-cell office:value-type="float" office:value="2.0485920000000002" table:style-name="ce4">
            <text:p><text:s/>2.05<text:s/></text:p>
          </table:table-cell>
          <table:table-cell office:value-type="float" office:value="3.0568200000000001" table:style-name="ce4">
            <text:p><text:s/>3.06<text:s/></text:p>
          </table:table-cell>
          <table:table-cell office:value-type="float" office:value="3.5717050000000001" table:style-name="ce4">
            <text:p><text:s/>3.57<text:s/></text:p>
          </table:table-cell>
          <table:table-cell office:value-type="float" office:value="3.4002729999999999" table:style-name="ce4">
            <text:p><text:s/>3.40<text:s/></text:p>
          </table:table-cell>
          <table:table-cell office:value-type="float" office:value="3.7402009999999999" table:style-name="ce4">
            <text:p><text:s/>3.74<text:s/></text:p>
          </table:table-cell>
          <table:table-cell office:value-type="float" office:value="4.1172940000000002" table:style-name="ce4">
            <text:p><text:s/>4.12<text:s/></text:p>
          </table:table-cell>
          <table:table-cell office:value-type="float" office:value="4.3157699999999997" table:style-name="ce4">
            <text:p><text:s/>4.32<text:s/></text:p>
          </table:table-cell>
          <table:table-cell office:value-type="float" office:value="4.3463729999999998" table:style-name="ce4">
            <text:p><text:s/>4.35<text:s/></text:p>
          </table:table-cell>
          <table:table-cell office:value-type="float" office:value="5.7731000000000003" table:style-name="ce4">
            <text:p><text:s/>5.77<text:s/></text:p>
          </table:table-cell>
          <table:table-cell office:value-type="float" office:value="6.4282380000000003" table:style-name="ce4">
            <text:p><text:s/>6.43<text:s/></text:p>
          </table:table-cell>
          <table:table-cell table:number-columns-repeated="16372"/>
        </table:table-row>
        <table:table-row table:style-name="ro1">
          <table:table-cell table:style-name="ce2"/>
          <table:table-cell office:value-type="string" table:style-name="ce2">
            <text:p>Middle East and North Africa</text:p>
          </table:table-cell>
          <table:table-cell office:value-type="float" office:value="2.8232840000000001" table:style-name="ce4">
            <text:p><text:s/>2.82<text:s/></text:p>
          </table:table-cell>
          <table:table-cell office:value-type="float" office:value="4.858479" table:style-name="ce4">
            <text:p><text:s/>4.86<text:s/></text:p>
          </table:table-cell>
          <table:table-cell office:value-type="float" office:value="6.2365360000000001" table:style-name="ce4">
            <text:p><text:s/>6.24<text:s/></text:p>
          </table:table-cell>
          <table:table-cell office:value-type="float" office:value="6.1031789999999999" table:style-name="ce4">
            <text:p><text:s/>6.10<text:s/></text:p>
          </table:table-cell>
          <table:table-cell office:value-type="float" office:value="4.9083540000000001" table:style-name="ce4">
            <text:p><text:s/>4.91<text:s/></text:p>
          </table:table-cell>
          <table:table-cell office:value-type="float" office:value="4.616117" table:style-name="ce4">
            <text:p><text:s/>4.62<text:s/></text:p>
          </table:table-cell>
          <table:table-cell office:value-type="float" office:value="4.4539759999999999" table:style-name="ce4">
            <text:p><text:s/>4.45<text:s/></text:p>
          </table:table-cell>
          <table:table-cell office:value-type="float" office:value="6.0589969999999997" table:style-name="ce4">
            <text:p><text:s/>6.06<text:s/></text:p>
          </table:table-cell>
          <table:table-cell office:value-type="float" office:value="11.329947000000001" table:style-name="ce4">
            <text:p><text:s/>11.33<text:s/></text:p>
          </table:table-cell>
          <table:table-cell office:value-type="float" office:value="15.921227" table:style-name="ce4">
            <text:p><text:s/>15.92<text:s/></text:p>
          </table:table-cell>
          <table:table-cell table:number-columns-repeated="16372"/>
        </table:table-row>
        <table:table-row table:style-name="ro1">
          <table:table-cell table:style-name="ce2"/>
          <table:table-cell office:value-type="string" table:style-name="ce2">
            <text:p>North America</text:p>
          </table:table-cell>
          <table:table-cell office:value-type="float" office:value="0.71680600000000005" table:style-name="ce4">
            <text:p><text:s/>0.72<text:s/></text:p>
          </table:table-cell>
          <table:table-cell office:value-type="float" office:value="1.143133" table:style-name="ce4">
            <text:p><text:s/>1.14<text:s/></text:p>
          </table:table-cell>
          <table:table-cell office:value-type="float" office:value="0.57835400000000003" table:style-name="ce4">
            <text:p><text:s/>0.58<text:s/></text:p>
          </table:table-cell>
          <table:table-cell office:value-type="float" office:value="0.57662999999999998" table:style-name="ce4">
            <text:p><text:s/>0.58<text:s/></text:p>
          </table:table-cell>
          <table:table-cell office:value-type="float" office:value="0.56986599999999998" table:style-name="ce4">
            <text:p><text:s/>0.57<text:s/></text:p>
          </table:table-cell>
          <table:table-cell office:value-type="float" office:value="0.48742799999999997" table:style-name="ce4">
            <text:p><text:s/>0.49<text:s/></text:p>
          </table:table-cell>
          <table:table-cell office:value-type="float" office:value="0.48321900000000001" table:style-name="ce4">
            <text:p><text:s/>0.48<text:s/></text:p>
          </table:table-cell>
          <table:table-cell office:value-type="float" office:value="0.47738799999999998" table:style-name="ce4">
            <text:p><text:s/>0.48<text:s/></text:p>
          </table:table-cell>
          <table:table-cell office:value-type="float" office:value="0.53050200000000003" table:style-name="ce4">
            <text:p><text:s/>0.53<text:s/></text:p>
          </table:table-cell>
          <table:table-cell office:value-type="float" office:value="0.62071600000000005" table:style-name="ce4">
            <text:p><text:s/>0.62<text:s/></text:p>
          </table:table-cell>
          <table:table-cell table:number-columns-repeated="16372"/>
        </table:table-row>
        <table:table-row table:style-name="ro1">
          <table:table-cell table:style-name="ce2"/>
          <table:table-cell office:value-type="string" table:style-name="ce2">
            <text:p>South Asia</text:p>
          </table:table-cell>
          <table:table-cell office:value-type="float" office:value="1.844047" table:style-name="ce4">
            <text:p><text:s/>1.84<text:s/></text:p>
          </table:table-cell>
          <table:table-cell office:value-type="float" office:value="2.0610439999999999" table:style-name="ce4">
            <text:p><text:s/>2.06<text:s/></text:p>
          </table:table-cell>
          <table:table-cell office:value-type="float" office:value="3.0257649999999998" table:style-name="ce4">
            <text:p><text:s/>3.03<text:s/></text:p>
          </table:table-cell>
          <table:table-cell office:value-type="float" office:value="3.0184069999999998" table:style-name="ce4">
            <text:p><text:s/>3.02<text:s/></text:p>
          </table:table-cell>
          <table:table-cell office:value-type="float" office:value="4.8991540000000002" table:style-name="ce4">
            <text:p><text:s/>4.90<text:s/></text:p>
          </table:table-cell>
          <table:table-cell office:value-type="float" office:value="3.9958209999999998" table:style-name="ce4">
            <text:p><text:s/>4.00<text:s/></text:p>
          </table:table-cell>
          <table:table-cell office:value-type="float" office:value="3.2385470000000001" table:style-name="ce4">
            <text:p><text:s/>3.24<text:s/></text:p>
          </table:table-cell>
          <table:table-cell office:value-type="float" office:value="3.4723290000000002" table:style-name="ce4">
            <text:p><text:s/>3.47<text:s/></text:p>
          </table:table-cell>
          <table:table-cell office:value-type="float" office:value="3.5313140000000001" table:style-name="ce4">
            <text:p><text:s/>3.53<text:s/></text:p>
          </table:table-cell>
          <table:table-cell office:value-type="float" office:value="4.5011619999999999" table:style-name="ce4">
            <text:p><text:s/>4.50<text:s/></text:p>
          </table:table-cell>
          <table:table-cell table:number-columns-repeated="16372"/>
        </table:table-row>
        <table:table-row table:style-name="ro1">
          <table:table-cell table:style-name="ce2"/>
          <table:table-cell office:value-type="string" table:style-name="ce2">
            <text:p>Sub-Saharan Africa</text:p>
          </table:table-cell>
          <table:table-cell office:value-type="float" office:value="4.332878" table:style-name="ce4">
            <text:p><text:s/>4.33<text:s/></text:p>
          </table:table-cell>
          <table:table-cell office:value-type="float" office:value="8.0090719999999997" table:style-name="ce4">
            <text:p><text:s/>8.01<text:s/></text:p>
          </table:table-cell>
          <table:table-cell office:value-type="float" office:value="8.4356480000000005" table:style-name="ce4">
            <text:p><text:s/>8.44<text:s/></text:p>
          </table:table-cell>
          <table:table-cell office:value-type="float" office:value="8.7723990000000001" table:style-name="ce4">
            <text:p><text:s/>8.77<text:s/></text:p>
          </table:table-cell>
          <table:table-cell office:value-type="float" office:value="8.9770679999999992" table:style-name="ce4">
            <text:p><text:s/>8.98<text:s/></text:p>
          </table:table-cell>
          <table:table-cell office:value-type="float" office:value="8.7364110000000004" table:style-name="ce4">
            <text:p><text:s/>8.74<text:s/></text:p>
          </table:table-cell>
          <table:table-cell office:value-type="float" office:value="9.9320730000000008" table:style-name="ce4">
            <text:p><text:s/>9.93<text:s/></text:p>
          </table:table-cell>
          <table:table-cell office:value-type="float" office:value="10.211010999999999" table:style-name="ce4">
            <text:p><text:s/>10.21<text:s/></text:p>
          </table:table-cell>
          <table:table-cell office:value-type="float" office:value="11.054188999999999" table:style-name="ce4">
            <text:p><text:s/>11.05<text:s/></text:p>
          </table:table-cell>
          <table:table-cell office:value-type="float" office:value="13.955352" table:style-name="ce4">
            <text:p><text:s/>13.96<text:s/></text:p>
          </table:table-cell>
          <table:table-cell table:number-columns-repeated="16372"/>
        </table:table-row>
        <table:table-row table:style-name="ro1">
          <table:table-cell table:style-name="ce2"/>
          <table:table-cell office:value-type="string" table:style-name="ce2">
            <text:p>Grand Total</text:p>
          </table:table-cell>
          <table:table-cell office:value-type="float" office:value="16.080959" table:style-name="ce4">
            <text:p><text:s/>16.08<text:s/></text:p>
          </table:table-cell>
          <table:table-cell office:value-type="float" office:value="23.413262" table:style-name="ce4">
            <text:p><text:s/>23.41<text:s/></text:p>
          </table:table-cell>
          <table:table-cell office:value-type="float" office:value="25.872357000000001" table:style-name="ce4">
            <text:p><text:s/>25.87<text:s/></text:p>
          </table:table-cell>
          <table:table-cell office:value-type="float" office:value="25.757082" table:style-name="ce4">
            <text:p><text:s/>25.76<text:s/></text:p>
          </table:table-cell>
          <table:table-cell office:value-type="float" office:value="27.013763999999998" table:style-name="ce4">
            <text:p><text:s/>27.01<text:s/></text:p>
          </table:table-cell>
          <table:table-cell office:value-type="float" office:value="26.08493" table:style-name="ce4">
            <text:p><text:s/>26.08<text:s/></text:p>
          </table:table-cell>
          <table:table-cell office:value-type="float" office:value="26.775203000000001" table:style-name="ce4">
            <text:p><text:s/>26.78<text:s/></text:p>
          </table:table-cell>
          <table:table-cell office:value-type="float" office:value="29.111122000000002" table:style-name="ce4">
            <text:p><text:s/>29.11<text:s/></text:p>
          </table:table-cell>
          <table:table-cell office:value-type="float" office:value="36.789282999999998" table:style-name="ce4">
            <text:p><text:s/>36.79<text:s/></text:p>
          </table:table-cell>
          <table:table-cell office:value-type="float" office:value="48.443322000000002" table:style-name="ce4">
            <text:p><text:s/>48.44<text:s/></text:p>
          </table:table-cell>
          <table:table-cell table:number-columns-repeated="16372"/>
        </table:table-row>
        <table:table-row table:number-rows-repeated="2" table:style-name="ro2">
          <table:table-cell table:number-columns-repeated="16384"/>
        </table:table-row>
        <table:table-row table:style-name="ro2">
          <table:table-cell/>
          <table:table-cell table:style-name="ce2">
            <draw:frame xmlns:presentation="urn:oasis:names:tc:opendocument:xmlns:presentation:1.0" draw:z-index="1" draw:id="id0" draw:style-name="a0" draw:name="Chart 2" svg:x="0in" svg:y="0.04167in" svg:width="8.17708in" svg:height="2.88542in" style:rel-width="scale" style:rel-height="scale">
              <draw:object xlink:href="Object 1/" xlink:type="simple" xlink:show="embed" xlink:actuate="onLoad"/>
              <svg:desc/>
            </draw:frame>
          </table:table-cell>
          <table:table-cell table:number-columns-repeated="16382"/>
        </table:table-row>
        <table:table-row table:number-rows-repeated="1048559" table:style-name="ro2">
          <table:table-cell table:number-columns-repeated="16384"/>
        </table:table-row>
      </table:table>
      <table:table table:name="Fig_2" table:style-name="ta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3" table:number-columns-repeated="16379" table:default-cell-style-name="ce1"/>
        <table:table-row table:style-name="ro3">
          <table:table-cell office:value-type="string" table:style-name="ce2">
            <text:p>Title:</text:p>
          </table:table-cell>
          <table:table-cell office:value-type="string" table:style-name="ce2">
            <text:p>Appeal requirements for the region grew more than five-fold from 2012 to 2015 but the funding gap has also grown<text:s/></text:p>
          </table:table-cell>
          <table:table-cell table:number-columns-repeated="16382" table:style-name="ce1"/>
        </table:table-row>
        <table:table-row table:style-name="ro3">
          <table:table-cell office:value-type="string" table:style-name="ce2">
            <text:p>Source:</text:p>
          </table:table-cell>
          <table:table-cell office:value-type="string" table:style-name="ce2">
            <text:p>Development Initiatives based on UN Office for the Coordination of Humanitarian Affairs (OCHA) Financial Tracking Service (FTS) data and UN-coordinated appeals.</text:p>
          </table:table-cell>
          <table:table-cell table:number-columns-repeated="16382" table:style-name="ce1"/>
        </table:table-row>
        <table:table-row table:style-name="ro3">
          <table:table-cell office:value-type="string" table:style-name="ce2">
            <text:p>Notes:</text:p>
          </table:table-cell>
          <table:table-cell office:value-type="string" table:style-name="ce2">
            <text:p>Data is in current prices. Requirements for 2014 and 2015, and funding for 2015 based on UN OCHA FTS and UN-coordinated appeals data downloaded in November 2015. Data for 2015 is partial and preliminary.</text:p>
          </table:table-cell>
          <table:table-cell table:number-columns-repeated="16382" table:style-name="ce1"/>
        </table:table-row>
        <table:table-row table:style-name="ro3">
          <table:table-cell table:number-columns-repeated="16384"/>
        </table:table-row>
        <table:table-row table:style-name="ro3">
          <table:table-cell table:style-name="ce5"/>
          <table:table-cell table:number-columns-repeated="2" table:style-name="ce6"/>
          <table:table-cell table:number-columns-repeated="16381" table:style-name="ce1"/>
        </table:table-row>
        <table:table-row table:style-name="ro4">
          <table:table-cell table:style-name="ce7"/>
          <table:table-cell table:style-name="ce8"/>
          <table:table-cell office:value-type="string" table:style-name="ce8">
            <text:p>Funding inside appeals</text:p>
          </table:table-cell>
          <table:table-cell office:value-type="string" table:style-name="ce8">
            <text:p>Revised appeal requirements</text:p>
          </table:table-cell>
          <table:table-cell office:value-type="string" table:style-name="ce8">
            <text:p>Funding outside the appeals</text:p>
          </table:table-cell>
          <table:table-cell table:style-name="ce7"/>
          <table:table-cell table:style-name="ce7">
            <draw:frame xmlns:presentation="urn:oasis:names:tc:opendocument:xmlns:presentation:1.0" draw:z-index="1" draw:id="id1" draw:style-name="a1" draw:name="Chart 1" svg:x="0.29167in" svg:y="0.19792in" svg:width="6.22917in" svg:height="3.875in" style:rel-width="scale" style:rel-height="scale">
              <draw:object xlink:href="Object 2/" xlink:type="simple" xlink:show="embed" xlink:actuate="onLoad"/>
              <svg:desc/>
            </draw:frame>
          </table:table-cell>
          <table:table-cell table:number-columns-repeated="16377" table:style-name="ce7"/>
        </table:table-row>
        <table:table-row table:style-name="ro3">
          <table:table-cell table:style-name="ce1"/>
          <table:table-cell office:value-type="float" office:value="2005" table:style-name="ce9">
            <text:p>2005</text:p>
          </table:table-cell>
          <table:table-cell office:value-type="float" office:value="200.28391099999999" table:style-name="ce10">
            <text:p><text:s/>200.3<text:s/></text:p>
          </table:table-cell>
          <table:table-cell office:value-type="float" office:value="301.45250800000002" table:style-name="ce10">
            <text:p><text:s/>301.5<text:s/></text:p>
          </table:table-cell>
          <table:table-cell office:value-type="float" office:value="219.066442" table:style-name="ce10">
            <text:p><text:s/>219.1<text:s/></text:p>
          </table:table-cell>
          <table:table-cell table:number-columns-repeated="16379"/>
        </table:table-row>
        <table:table-row table:style-name="ro3">
          <table:table-cell table:style-name="ce1"/>
          <table:table-cell office:value-type="float" office:value="2006" table:style-name="ce9">
            <text:p>2006</text:p>
          </table:table-cell>
          <table:table-cell office:value-type="float" office:value="402.088168" table:style-name="ce10">
            <text:p><text:s/>402.1<text:s/></text:p>
          </table:table-cell>
          <table:table-cell office:value-type="float" office:value="491.40422000000001" table:style-name="ce10">
            <text:p><text:s/>491.4<text:s/></text:p>
          </table:table-cell>
          <table:table-cell office:value-type="float" office:value="700.57207100000005" table:style-name="ce10">
            <text:p><text:s/>700.6<text:s/></text:p>
          </table:table-cell>
          <table:table-cell table:number-columns-repeated="16379"/>
        </table:table-row>
        <table:table-row table:style-name="ro3">
          <table:table-cell table:style-name="ce1"/>
          <table:table-cell office:value-type="float" office:value="2007" table:style-name="ce9">
            <text:p>2007</text:p>
          </table:table-cell>
          <table:table-cell office:value-type="float" office:value="302.29598900000002" table:style-name="ce10">
            <text:p><text:s/>302.3<text:s/></text:p>
          </table:table-cell>
          <table:table-cell office:value-type="float" office:value="426.32466499999998" table:style-name="ce10">
            <text:p><text:s/>426.3<text:s/></text:p>
          </table:table-cell>
          <table:table-cell office:value-type="float" office:value="617.39921500000003" table:style-name="ce10">
            <text:p><text:s/>617.4<text:s/></text:p>
          </table:table-cell>
          <table:table-cell table:number-columns-repeated="16379"/>
        </table:table-row>
        <table:table-row table:style-name="ro3">
          <table:table-cell table:style-name="ce1"/>
          <table:table-cell office:value-type="float" office:value="2008" table:style-name="ce9">
            <text:p>2008</text:p>
          </table:table-cell>
          <table:table-cell office:value-type="float" office:value="552.504865" table:style-name="ce10">
            <text:p><text:s/>552.5<text:s/></text:p>
          </table:table-cell>
          <table:table-cell office:value-type="float" office:value="731.59094300000004" table:style-name="ce10">
            <text:p><text:s/>731.6<text:s/></text:p>
          </table:table-cell>
          <table:table-cell office:value-type="float" office:value="666.400802" table:style-name="ce10">
            <text:p><text:s/>666.4<text:s/></text:p>
          </table:table-cell>
          <table:table-cell table:number-columns-repeated="16379"/>
        </table:table-row>
        <table:table-row table:style-name="ro3">
          <table:table-cell table:style-name="ce1"/>
          <table:table-cell office:value-type="float" office:value="2009" table:style-name="ce9">
            <text:p>2009</text:p>
          </table:table-cell>
          <table:table-cell office:value-type="float" office:value="913.02760000000001" table:style-name="ce10">
            <text:p><text:s/>913.0<text:s/></text:p>
          </table:table-cell>
          <table:table-cell office:value-type="float" office:value="1477.4108719999999" table:style-name="ce10">
            <text:p><text:s/>1,477.4<text:s/></text:p>
          </table:table-cell>
          <table:table-cell office:value-type="float" office:value="513.35375899999997" table:style-name="ce10">
            <text:p><text:s/>513.4<text:s/></text:p>
          </table:table-cell>
          <table:table-cell table:number-columns-repeated="16379"/>
        </table:table-row>
        <table:table-row table:style-name="ro3">
          <table:table-cell table:style-name="ce1"/>
          <table:table-cell office:value-type="float" office:value="2010" table:style-name="ce9">
            <text:p>2010</text:p>
          </table:table-cell>
          <table:table-cell office:value-type="float" office:value="677.47404500000005" table:style-name="ce10">
            <text:p><text:s/>677.5<text:s/></text:p>
          </table:table-cell>
          <table:table-cell office:value-type="float" office:value="789.52990899999998" table:style-name="ce10">
            <text:p><text:s/>789.5<text:s/></text:p>
          </table:table-cell>
          <table:table-cell office:value-type="float" office:value="327.88013999999998" table:style-name="ce10">
            <text:p><text:s/>327.9<text:s/></text:p>
          </table:table-cell>
          <table:table-cell table:number-columns-repeated="16379"/>
        </table:table-row>
        <table:table-row table:style-name="ro3">
          <table:table-cell table:style-name="ce1"/>
          <table:table-cell office:value-type="float" office:value="2011" table:style-name="ce9">
            <text:p>2011</text:p>
          </table:table-cell>
          <table:table-cell office:value-type="float" office:value="583.44185200000004" table:style-name="ce10">
            <text:p><text:s/>583.4<text:s/></text:p>
          </table:table-cell>
          <table:table-cell office:value-type="float" office:value="1198.6848319999999" table:style-name="ce10">
            <text:p><text:s/>1,198.7<text:s/></text:p>
          </table:table-cell>
          <table:table-cell office:value-type="float" office:value="775.04072399999995" table:style-name="ce10">
            <text:p><text:s/>775.0<text:s/></text:p>
          </table:table-cell>
          <table:table-cell table:number-columns-repeated="16379"/>
        </table:table-row>
        <table:table-row table:style-name="ro3">
          <table:table-cell table:style-name="ce1"/>
          <table:table-cell office:value-type="float" office:value="2012" table:style-name="ce9">
            <text:p>2012</text:p>
          </table:table-cell>
          <table:table-cell office:value-type="float" office:value="886.98287000000005" table:style-name="ce10">
            <text:p><text:s/>887.0<text:s/></text:p>
          </table:table-cell>
          <table:table-cell office:value-type="float" office:value="1433.160789" table:style-name="ce10">
            <text:p><text:s/>1,433.2<text:s/></text:p>
          </table:table-cell>
          <table:table-cell office:value-type="float" office:value="1338.920754" table:style-name="ce10">
            <text:p><text:s/>1,338.9<text:s/></text:p>
          </table:table-cell>
          <table:table-cell table:number-columns-repeated="16379"/>
        </table:table-row>
        <table:table-row table:style-name="ro3">
          <table:table-cell table:style-name="ce1"/>
          <table:table-cell office:value-type="float" office:value="2013" table:style-name="ce9">
            <text:p>2013</text:p>
          </table:table-cell>
          <table:table-cell office:value-type="float" office:value="3514.2405060000001" table:style-name="ce10">
            <text:p><text:s/>3,514.2<text:s/></text:p>
          </table:table-cell>
          <table:table-cell office:value-type="float" office:value="5156.736073" table:style-name="ce10">
            <text:p><text:s/>5,156.7<text:s/></text:p>
          </table:table-cell>
          <table:table-cell office:value-type="float" office:value="1173.0755220000001" table:style-name="ce10">
            <text:p><text:s/>1,173.1<text:s/></text:p>
          </table:table-cell>
          <table:table-cell table:number-columns-repeated="16379"/>
        </table:table-row>
        <table:table-row table:style-name="ro3">
          <table:table-cell table:style-name="ce1"/>
          <table:table-cell office:value-type="float" office:value="2014" table:style-name="ce9">
            <text:p>2014</text:p>
          </table:table-cell>
          <table:table-cell office:value-type="float" office:value="4766.3901420000002" table:style-name="ce10">
            <text:p><text:s/>4,766.4<text:s/></text:p>
          </table:table-cell>
          <table:table-cell office:value-type="float" office:value="8116.6710519999997" table:style-name="ce10">
            <text:p><text:s/>8,116.7<text:s/></text:p>
          </table:table-cell>
          <table:table-cell office:value-type="float" office:value="2247.6511310000001" table:style-name="ce10">
            <text:p><text:s/>2,247.7<text:s/></text:p>
          </table:table-cell>
          <table:table-cell table:number-columns-repeated="16379"/>
        </table:table-row>
        <table:table-row table:style-name="ro3">
          <table:table-cell/>
          <table:table-cell office:value-type="float" office:value="2015" table:style-name="ce11">
            <text:p>2015</text:p>
          </table:table-cell>
          <table:table-cell office:value-type="float" office:value="4342.8712100000002" table:style-name="ce12">
            <text:p><text:s/>4,342.9<text:s/></text:p>
          </table:table-cell>
          <table:table-cell office:value-type="float" office:value="7863.8699729999998" table:style-name="ce12">
            <text:p><text:s/>7,863.9<text:s/></text:p>
          </table:table-cell>
          <table:table-cell office:value-type="float" office:value="1999.6028710000001" table:style-name="ce12">
            <text:p><text:s/>1,999.6<text:s/></text:p>
          </table:table-cell>
          <table:table-cell table:number-columns-repeated="16379"/>
        </table:table-row>
        <table:table-row table:number-rows-repeated="1048559" table:style-name="ro3">
          <table:table-cell table:number-columns-repeated="16384"/>
        </table:table-row>
      </table:table>
      <table:table table:name="Fig_3" table:style-name="ta1">
        <table:table-column table:style-name="co3" table:default-cell-style-name="ce1"/>
        <table:table-column table:style-name="co7" table:default-cell-style-name="ce1"/>
        <table:table-column table:style-name="co8" table:default-cell-style-name="ce1"/>
        <table:table-column table:style-name="co9" table:number-columns-repeated="9" table:default-cell-style-name="ce1"/>
        <table:table-column table:style-name="co10" table:default-cell-style-name="ce1"/>
        <table:table-column table:style-name="co3" table:number-columns-repeated="16371" table:default-cell-style-name="ce1"/>
        <table:table-row table:style-name="ro3">
          <table:table-cell office:value-type="string" table:style-name="ce2">
            <text:p>Title:</text:p>
          </table:table-cell>
          <table:table-cell office:value-type="string" table:style-name="ce2">
            <text:p>An increasing proportion of international humanitarian assistance was directed to crises in the MENA region<text:s/></text:p>
          </table:table-cell>
          <table:table-cell table:number-columns-repeated="16382" table:style-name="ce1"/>
        </table:table-row>
        <table:table-row table:style-name="ro3">
          <table:table-cell office:value-type="string" table:style-name="ce2">
            <text:p>Source:</text:p>
          </table:table-cell>
          <table:table-cell office:value-type="string" table:style-name="ce2">
            <text:p>Development Initiatives based on Organisation for Economic Co-operation and Development (OECD) Development Assistance Committee (DAC) and UN OCHA FTS data.</text:p>
          </table:table-cell>
          <table:table-cell table:number-columns-repeated="16382" table:style-name="ce1"/>
        </table:table-row>
        <table:table-row table:style-name="ro3">
          <table:table-cell office:value-type="string" table:style-name="ce2">
            <text:p>Notes:</text:p>
          </table:table-cell>
          <table:table-cell office:value-type="string" table:style-name="ce2">
            <text:p>oPt, occupied Palestinian territories. Data is in constant 2013 prices and represents IHA from government rather than private donors.</text:p>
          </table:table-cell>
          <table:table-cell table:number-columns-repeated="16382" table:style-name="ce1"/>
        </table:table-row>
        <table:table-row table:style-name="ro3">
          <table:table-cell table:number-columns-repeated="16384"/>
        </table:table-row>
        <table:table-row table:style-name="ro3">
          <table:table-cell table:number-columns-repeated="7" table:style-name="ce1"/>
          <table:table-cell table:style-name="ce1">
            <draw:frame xmlns:presentation="urn:oasis:names:tc:opendocument:xmlns:presentation:1.0" draw:z-index="1" draw:id="id2" draw:style-name="a2" draw:name="Chart 3" svg:x="0.66667in" svg:y="0.09375in" svg:width="6.41667in" svg:height="4.95833in" style:rel-width="scale" style:rel-height="scale">
              <draw:object xlink:href="Object 3/" xlink:type="simple" xlink:show="embed" xlink:actuate="onLoad"/>
              <svg:desc/>
            </draw:frame>
          </table:table-cell>
          <table:table-cell table:number-columns-repeated="16376"/>
        </table:table-row>
        <table:table-row table:style-name="ro3">
          <table:table-cell table:style-name="ce1"/>
          <table:table-cell office:value-type="string" table:style-name="ce13">
            <text:p>Country</text:p>
          </table:table-cell>
          <table:table-cell office:value-type="float" office:value="2010" table:style-name="ce13">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string" table:style-name="ce14">
            <text:p>2004-2013</text:p>
          </table:table-cell>
          <table:table-cell table:number-columns-repeated="16377" table:style-name="ce1"/>
        </table:table-row>
        <table:table-row table:style-name="ro3">
          <table:table-cell table:style-name="ce1"/>
          <table:table-cell office:value-type="string" table:style-name="ce15">
            <text:p>Syria</text:p>
          </table:table-cell>
          <table:table-cell office:value-type="float" office:value="126.47700105701193" table:style-name="ce16">
            <text:p><text:s/>126.5<text:s/></text:p>
          </table:table-cell>
          <table:table-cell office:value-type="float" office:value="129.21942954225571" table:style-name="ce10">
            <text:p><text:s/>129.2<text:s/></text:p>
          </table:table-cell>
          <table:table-cell office:value-type="float" office:value="773.78471634504285" table:style-name="ce10">
            <text:p><text:s/>773.8<text:s/></text:p>
          </table:table-cell>
          <table:table-cell office:value-type="float" office:value="1884.9676431462372" table:style-name="ce10">
            <text:p><text:s/>1,885.0<text:s/></text:p>
          </table:table-cell>
          <table:table-cell office:value-type="float" office:value="3400.0119133124617" table:style-name="ce10">
            <text:p><text:s/>3,400.0<text:s/></text:p>
          </table:table-cell>
          <table:table-cell table:number-columns-repeated="16377" table:style-name="ce1"/>
        </table:table-row>
        <table:table-row table:style-name="ro3">
          <table:table-cell table:style-name="ce1"/>
          <table:table-cell office:value-type="string" table:style-name="ce15">
            <text:p>oPt</text:p>
          </table:table-cell>
          <table:table-cell office:value-type="float" office:value="659.9950431196271" table:style-name="ce16">
            <text:p><text:s/>660.0<text:s/></text:p>
          </table:table-cell>
          <table:table-cell office:value-type="float" office:value="930.60112481151816" table:style-name="ce10">
            <text:p><text:s/>930.6<text:s/></text:p>
          </table:table-cell>
          <table:table-cell office:value-type="float" office:value="676.36017592623864" table:style-name="ce10">
            <text:p><text:s/>676.4<text:s/></text:p>
          </table:table-cell>
          <table:table-cell office:value-type="float" office:value="789.53689303744341" table:style-name="ce10">
            <text:p><text:s/>789.5<text:s/></text:p>
          </table:table-cell>
          <table:table-cell office:value-type="float" office:value="7381.6760867815683" table:style-name="ce10">
            <text:p><text:s/>7,381.7<text:s/></text:p>
          </table:table-cell>
          <table:table-cell table:number-columns-repeated="16377" table:style-name="ce1"/>
        </table:table-row>
        <table:table-row table:style-name="ro3">
          <table:table-cell table:style-name="ce1"/>
          <table:table-cell office:value-type="string" table:style-name="ce15">
            <text:p>Jordan</text:p>
          </table:table-cell>
          <table:table-cell office:value-type="float" office:value="178.56794869483494" table:style-name="ce16">
            <text:p><text:s/>178.6<text:s/></text:p>
          </table:table-cell>
          <table:table-cell office:value-type="float" office:value="152.90640119545958" table:style-name="ce10">
            <text:p><text:s/>152.9<text:s/></text:p>
          </table:table-cell>
          <table:table-cell office:value-type="float" office:value="306.98912776432104" table:style-name="ce10">
            <text:p><text:s/>307.0<text:s/></text:p>
          </table:table-cell>
          <table:table-cell office:value-type="float" office:value="649.76814560615844" table:style-name="ce10">
            <text:p><text:s/>649.8<text:s/></text:p>
          </table:table-cell>
          <table:table-cell office:value-type="float" office:value="2032.8821088233706" table:style-name="ce10">
            <text:p><text:s/>2,032.9<text:s/></text:p>
          </table:table-cell>
          <table:table-cell table:number-columns-repeated="16377" table:style-name="ce1"/>
        </table:table-row>
        <table:table-row table:style-name="ro3">
          <table:table-cell table:style-name="ce1"/>
          <table:table-cell office:value-type="string" table:style-name="ce15">
            <text:p>Lebanon</text:p>
          </table:table-cell>
          <table:table-cell office:value-type="float" office:value="128.80694421195594" table:style-name="ce16">
            <text:p><text:s/>128.8<text:s/></text:p>
          </table:table-cell>
          <table:table-cell office:value-type="float" office:value="137.62783658186044" table:style-name="ce10">
            <text:p><text:s/>137.6<text:s/></text:p>
          </table:table-cell>
          <table:table-cell office:value-type="float" office:value="411.55059629847028" table:style-name="ce10">
            <text:p><text:s/>411.6<text:s/></text:p>
          </table:table-cell>
          <table:table-cell office:value-type="float" office:value="485.23742581973693" table:style-name="ce10">
            <text:p><text:s/>485.2<text:s/></text:p>
          </table:table-cell>
          <table:table-cell office:value-type="float" office:value="2699.1130969304513" table:style-name="ce10">
            <text:p><text:s/>2,699.1<text:s/></text:p>
          </table:table-cell>
          <table:table-cell table:number-columns-repeated="16377" table:style-name="ce1"/>
        </table:table-row>
        <table:table-row table:style-name="ro3">
          <table:table-cell table:style-name="ce1"/>
          <table:table-cell office:value-type="string" table:style-name="ce15">
            <text:p>Yemen</text:p>
          </table:table-cell>
          <table:table-cell office:value-type="float" office:value="120.52394501328445" table:style-name="ce16">
            <text:p><text:s/>120.5<text:s/></text:p>
          </table:table-cell>
          <table:table-cell office:value-type="float" office:value="227.58853285112286" table:style-name="ce10">
            <text:p><text:s/>227.6<text:s/></text:p>
          </table:table-cell>
          <table:table-cell office:value-type="float" office:value="308.77750344310743" table:style-name="ce10">
            <text:p><text:s/>308.8<text:s/></text:p>
          </table:table-cell>
          <table:table-cell office:value-type="float" office:value="326.33801074483279" table:style-name="ce10">
            <text:p><text:s/>326.3<text:s/></text:p>
          </table:table-cell>
          <table:table-cell office:value-type="float" office:value="1299.3671342905336" table:style-name="ce10">
            <text:p><text:s/>1,299.4<text:s/></text:p>
          </table:table-cell>
          <table:table-cell table:number-columns-repeated="16377" table:style-name="ce1"/>
        </table:table-row>
        <table:table-row table:style-name="ro3">
          <table:table-cell table:style-name="ce1"/>
          <table:table-cell office:value-type="string" table:style-name="ce15">
            <text:p>Iraq</text:p>
          </table:table-cell>
          <table:table-cell office:value-type="float" office:value="212.54483496891999" table:style-name="ce16">
            <text:p><text:s/>212.5<text:s/></text:p>
          </table:table-cell>
          <table:table-cell office:value-type="float" office:value="307.05475572711975" table:style-name="ce10">
            <text:p><text:s/>307.1<text:s/></text:p>
          </table:table-cell>
          <table:table-cell office:value-type="float" office:value="100.22326262096031" table:style-name="ce10">
            <text:p><text:s/>100.2<text:s/></text:p>
          </table:table-cell>
          <table:table-cell office:value-type="float" office:value="177.08830518658067" table:style-name="ce10">
            <text:p><text:s/>177.1<text:s/></text:p>
          </table:table-cell>
          <table:table-cell office:value-type="float" office:value="4366.8668252031966" table:style-name="ce10">
            <text:p><text:s/>4,366.9<text:s/></text:p>
          </table:table-cell>
          <table:table-cell table:number-columns-repeated="16377" table:style-name="ce1"/>
        </table:table-row>
        <table:table-row table:style-name="ro3">
          <table:table-cell table:style-name="ce1"/>
          <table:table-cell office:value-type="string" table:style-name="ce15">
            <text:p>All other recipients</text:p>
          </table:table-cell>
          <table:table-cell office:value-type="float" office:value="12108.746150238147" table:style-name="ce16">
            <text:p><text:s/>12,108.7<text:s/></text:p>
          </table:table-cell>
          <table:table-cell office:value-type="float" office:value="10722.729377828366" table:style-name="ce10">
            <text:p><text:s/>10,722.7<text:s/></text:p>
          </table:table-cell>
          <table:table-cell office:value-type="float" office:value="8038.095158817865" table:style-name="ce10">
            <text:p><text:s/>8,038.1<text:s/></text:p>
          </table:table-cell>
          <table:table-cell office:value-type="float" office:value="7443.4636847673291" table:style-name="ce10">
            <text:p><text:s/>7,443.5<text:s/></text:p>
          </table:table-cell>
          <table:table-cell office:value-type="float" office:value="86668.200541481783" table:style-name="ce10">
            <text:p><text:s/>86,668.2<text:s/></text:p>
          </table:table-cell>
          <table:table-cell table:number-columns-repeated="16377" table:style-name="ce1"/>
        </table:table-row>
        <table:table-row table:style-name="ro3">
          <table:table-cell table:style-name="ce1"/>
          <table:table-cell office:value-type="string" table:style-name="ce15">
            <text:p>Total non-country allocable</text:p>
          </table:table-cell>
          <table:table-cell office:value-type="float" office:value="425.85357866153754" table:style-name="ce16">
            <text:p><text:s/>425.9<text:s/></text:p>
          </table:table-cell>
          <table:table-cell office:value-type="float" office:value="1309.5410623438038" table:style-name="ce10">
            <text:p><text:s/>1,309.5<text:s/></text:p>
          </table:table-cell>
          <table:table-cell office:value-type="float" office:value="2142.4770817374247" table:style-name="ce10">
            <text:p><text:s/>2,142.5<text:s/></text:p>
          </table:table-cell>
          <table:table-cell office:value-type="float" office:value="3347.6035210239279" table:style-name="ce10">
            <text:p><text:s/>3,347.6<text:s/></text:p>
          </table:table-cell>
          <table:table-cell office:value-type="float" office:value="17430.29497542854" table:style-name="ce10">
            <text:p><text:s/>17,430.3<text:s/></text:p>
          </table:table-cell>
          <table:table-cell table:style-name="ce17"/>
          <table:table-cell table:number-columns-repeated="16376"/>
        </table:table-row>
        <table:table-row table:style-name="ro3">
          <table:table-cell table:number-columns-repeated="2" table:style-name="ce1"/>
          <table:table-cell table:number-columns-repeated="5" table:style-name="ce17"/>
          <table:table-cell table:number-columns-repeated="16377" table:style-name="ce1"/>
        </table:table-row>
        <table:table-row table:number-rows-repeated="2" table:style-name="ro3">
          <table:table-cell table:style-name="ce1"/>
          <table:table-cell table:number-columns-repeated="5" table:style-name="ce17"/>
          <table:table-cell table:number-columns-repeated="16378" table:style-name="ce1"/>
        </table:table-row>
        <table:table-row table:style-name="ro3">
          <table:table-cell table:style-name="ce1"/>
          <table:table-cell table:style-name="ce2"/>
          <table:table-cell table:number-columns-repeated="6" table:style-name="ce17"/>
          <table:table-cell table:number-columns-repeated="16376" table:style-name="ce1"/>
        </table:table-row>
        <table:table-row table:style-name="ro3">
          <table:table-cell table:number-columns-repeated="7" table:style-name="ce1"/>
          <table:table-cell table:number-columns-repeated="5" table:style-name="ce17"/>
          <table:table-cell table:number-columns-repeated="16372"/>
        </table:table-row>
        <table:table-row table:number-rows-repeated="2" table:style-name="ro3">
          <table:table-cell table:number-columns-repeated="2" table:style-name="ce6"/>
          <table:table-cell table:number-columns-repeated="5" table:style-name="ce1"/>
          <table:table-cell table:number-columns-repeated="5" table:style-name="ce17"/>
          <table:table-cell table:number-columns-repeated="16372"/>
        </table:table-row>
        <table:table-row table:style-name="ro3">
          <table:table-cell table:number-columns-repeated="7" table:style-name="ce1"/>
          <table:table-cell table:number-columns-repeated="5" table:style-name="ce17"/>
          <table:table-cell table:number-columns-repeated="16372"/>
        </table:table-row>
        <table:table-row table:number-rows-repeated="2" table:style-name="ro3">
          <table:table-cell table:number-columns-repeated="11" table:style-name="ce1"/>
          <table:table-cell table:style-name="ce17"/>
          <table:table-cell table:number-columns-repeated="16372"/>
        </table:table-row>
        <table:table-row table:number-rows-repeated="1048552" table:style-name="ro3">
          <table:table-cell table:number-columns-repeated="16384"/>
        </table:table-row>
      </table:table>
      <table:table table:name="Fig_4" table:style-name="ta2">
        <table:table-column table:style-name="co3" table:number-columns-repeated="2" table:default-cell-style-name="ce2"/>
        <table:table-column table:style-name="co11" table:number-columns-repeated="2" table:default-cell-style-name="ce2"/>
        <table:table-column table:style-name="co12" table:default-cell-style-name="ce2"/>
        <table:table-column table:style-name="co11" table:number-columns-repeated="3" table:default-cell-style-name="ce2"/>
        <table:table-column table:style-name="co13" table:default-cell-style-name="ce2"/>
        <table:table-column table:style-name="co14" table:default-cell-style-name="ce2"/>
        <table:table-column table:style-name="co15" table:default-cell-style-name="ce2"/>
        <table:table-column table:style-name="co3" table:number-columns-repeated="16373" table:default-cell-style-name="ce2"/>
        <table:table-row table:style-name="ro1">
          <table:table-cell office:value-type="string" table:style-name="ce2">
            <text:p>Title:</text:p>
          </table:table-cell>
          <table:table-cell office:value-type="string" table:style-name="ce2">
            <text:p>Donors from the MENA region, particularly Gulf States, are also rising in significance</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text:s/></text:p>
          </table:table-cell>
          <table:table-cell table:number-columns-repeated="16382" table:style-name="ce2"/>
        </table:table-row>
        <table:table-row table:style-name="ro1">
          <table:table-cell office:value-type="string" table:style-name="ce2">
            <text:p>Notes:</text:p>
          </table:table-cell>
          <table:table-cell office:value-type="string" table:style-name="ce2">
            <text:p>Data is in constant 2013 prices. UAE, United Arab Emirates.</text:p>
          </table:table-cell>
          <table:table-cell table:number-columns-repeated="16382" table:style-name="ce2"/>
        </table:table-row>
        <table:table-row table:number-rows-repeated="2" table:style-name="ro1">
          <table:table-cell table:number-columns-repeated="16384" table:style-name="ce2"/>
        </table:table-row>
        <table:table-row table:style-name="ro5">
          <table:table-cell table:style-name="ce18"/>
          <table:table-cell table:style-name="ce8"/>
          <table:table-cell office:value-type="string" table:style-name="ce8">
            <text:p>Kuwait</text:p>
          </table:table-cell>
          <table:table-cell office:value-type="string" table:style-name="ce8">
            <text:p>Qatar</text:p>
          </table:table-cell>
          <table:table-cell office:value-type="string" table:style-name="ce8">
            <text:p>Saudi Arabia</text:p>
          </table:table-cell>
          <table:table-cell office:value-type="string" table:style-name="ce8">
            <text:p>Oman</text:p>
          </table:table-cell>
          <table:table-cell office:value-type="string" table:style-name="ce8">
            <text:p>Bahrain</text:p>
          </table:table-cell>
          <table:table-cell office:value-type="string" table:style-name="ce8">
            <text:p>UAE</text:p>
          </table:table-cell>
          <table:table-cell office:value-type="string" table:style-name="ce8">
            <text:p>Total MENA donors</text:p>
          </table:table-cell>
          <table:table-cell office:value-type="string" table:style-name="ce8">
            <text:p>% MENA donors out of total</text:p>
          </table:table-cell>
          <table:table-cell table:number-columns-repeated="16374" table:style-name="ce18"/>
        </table:table-row>
        <table:table-row table:style-name="ro1">
          <table:table-cell table:style-name="ce2"/>
          <table:table-cell office:value-type="float" office:value="2005" table:style-name="ce9">
            <text:p>2005</text:p>
          </table:table-cell>
          <table:table-cell office:value-type="float" office:value="23.020931811432579" table:style-name="ce19">
            <text:p><text:s/>23.02<text:s/></text:p>
          </table:table-cell>
          <table:table-cell office:value-type="float" office:value="71.503708722661102" table:style-name="ce19">
            <text:p><text:s/>71.50<text:s/></text:p>
          </table:table-cell>
          <table:table-cell office:value-type="float" office:value="166.34299734991288" table:style-name="ce19">
            <text:p><text:s/>166.34<text:s/></text:p>
          </table:table-cell>
          <table:table-cell table:number-columns-repeated="2" table:style-name="ce19"/>
          <table:table-cell office:value-type="float" office:value="178.67109119795302" table:style-name="ce19">
            <text:p><text:s/>178.67<text:s/></text:p>
          </table:table-cell>
          <table:table-cell office:value-type="float" office:value="457.28289473711027" table:style-name="ce19">
            <text:p><text:s/>457.28<text:s/></text:p>
          </table:table-cell>
          <table:table-cell office:value-type="percentage" office:value="3.6534842557417804E-2" table:style-name="ce20">
            <text:p>4%</text:p>
          </table:table-cell>
          <table:table-cell table:number-columns-repeated="16374"/>
        </table:table-row>
        <table:table-row table:style-name="ro1">
          <table:table-cell table:style-name="ce2"/>
          <table:table-cell office:value-type="float" office:value="2006" table:style-name="ce9">
            <text:p>2006</text:p>
          </table:table-cell>
          <table:table-cell office:value-type="float" office:value="35.834858437686854" table:style-name="ce19">
            <text:p><text:s/>35.83<text:s/></text:p>
          </table:table-cell>
          <table:table-cell office:value-type="float" office:value="6.4976801689138721" table:style-name="ce19">
            <text:p><text:s/>6.50<text:s/></text:p>
          </table:table-cell>
          <table:table-cell office:value-type="float" office:value="177.77614742888196" table:style-name="ce19">
            <text:p><text:s/>177.78<text:s/></text:p>
          </table:table-cell>
          <table:table-cell table:style-name="ce19"/>
          <table:table-cell office:value-type="float" office:value="6.4718257618397628" table:style-name="ce19">
            <text:p><text:s/>6.47<text:s/></text:p>
          </table:table-cell>
          <table:table-cell office:value-type="float" office:value="66.968777643341951" table:style-name="ce19">
            <text:p><text:s/>66.97<text:s/></text:p>
          </table:table-cell>
          <table:table-cell office:value-type="float" office:value="294.05920354315634" table:style-name="ce19">
            <text:p><text:s/>294.06<text:s/></text:p>
          </table:table-cell>
          <table:table-cell office:value-type="percentage" office:value="2.6357508305237309E-2" table:style-name="ce20">
            <text:p>3%</text:p>
          </table:table-cell>
          <table:table-cell table:number-columns-repeated="16374"/>
        </table:table-row>
        <table:table-row table:style-name="ro1">
          <table:table-cell table:style-name="ce2"/>
          <table:table-cell office:value-type="float" office:value="2007" table:style-name="ce9">
            <text:p>2007</text:p>
          </table:table-cell>
          <table:table-cell office:value-type="float" office:value="15.289699360646933" table:style-name="ce19">
            <text:p><text:s/>15.29<text:s/></text:p>
          </table:table-cell>
          <table:table-cell office:value-type="float" office:value="0.26023626321819349" table:style-name="ce19">
            <text:p><text:s/>0.26<text:s/></text:p>
          </table:table-cell>
          <table:table-cell office:value-type="float" office:value="277.26034583988326" table:style-name="ce19">
            <text:p><text:s/>277.26<text:s/></text:p>
          </table:table-cell>
          <table:table-cell table:number-columns-repeated="2" table:style-name="ce19"/>
          <table:table-cell office:value-type="float" office:value="61.359872790686552" table:style-name="ce19">
            <text:p><text:s/>61.36<text:s/></text:p>
          </table:table-cell>
          <table:table-cell office:value-type="float" office:value="354.31449470204308" table:style-name="ce19">
            <text:p><text:s/>354.31<text:s/></text:p>
          </table:table-cell>
          <table:table-cell office:value-type="percentage" office:value="3.4794797664010474E-2" table:style-name="ce20">
            <text:p>3%</text:p>
          </table:table-cell>
          <table:table-cell table:number-columns-repeated="16374"/>
        </table:table-row>
        <table:table-row table:style-name="ro1">
          <table:table-cell table:style-name="ce2"/>
          <table:table-cell office:value-type="float" office:value="2008" table:style-name="ce9">
            <text:p>2008</text:p>
          </table:table-cell>
          <table:table-cell office:value-type="float" office:value="105.91625856930769" table:style-name="ce19">
            <text:p><text:s/>105.92<text:s/></text:p>
          </table:table-cell>
          <table:table-cell office:value-type="float" office:value="2.8030909728261197" table:style-name="ce19">
            <text:p><text:s/>2.80<text:s/></text:p>
          </table:table-cell>
          <table:table-cell office:value-type="float" office:value="643.08330349744961" table:style-name="ce19">
            <text:p><text:s/>643.08<text:s/></text:p>
          </table:table-cell>
          <table:table-cell table:number-columns-repeated="2" table:style-name="ce19"/>
          <table:table-cell office:value-type="float" office:value="125.65084414702979" table:style-name="ce19">
            <text:p><text:s/>125.65<text:s/></text:p>
          </table:table-cell>
          <table:table-cell office:value-type="float" office:value="879.92128768381758" table:style-name="ce19">
            <text:p><text:s/>879.92<text:s/></text:p>
          </table:table-cell>
          <table:table-cell office:value-type="percentage" office:value="6.5806928870939696E-2" table:style-name="ce20">
            <text:p>7%</text:p>
          </table:table-cell>
          <table:table-cell table:number-columns-repeated="16374"/>
        </table:table-row>
        <table:table-row table:style-name="ro1">
          <table:table-cell table:style-name="ce2"/>
          <table:table-cell office:value-type="float" office:value="2009" table:style-name="ce9">
            <text:p>2009</text:p>
          </table:table-cell>
          <table:table-cell office:value-type="float" office:value="57.679959025769115" table:style-name="ce19">
            <text:p><text:s/>57.68<text:s/></text:p>
          </table:table-cell>
          <table:table-cell office:value-type="float" office:value="18.090509152359466" table:style-name="ce19">
            <text:p><text:s/>18.09<text:s/></text:p>
          </table:table-cell>
          <table:table-cell office:value-type="float" office:value="160.51520631648617" table:style-name="ce19">
            <text:p><text:s/>160.52<text:s/></text:p>
          </table:table-cell>
          <table:table-cell office:value-type="float" office:value="2.7765204548650044" table:style-name="ce19">
            <text:p><text:s/>2.78<text:s/></text:p>
          </table:table-cell>
          <table:table-cell table:style-name="ce19"/>
          <table:table-cell office:value-type="float" office:value="476.63952095846139" table:style-name="ce19">
            <text:p><text:s/>476.64<text:s/></text:p>
          </table:table-cell>
          <table:table-cell office:value-type="float" office:value="716.12416121732372" table:style-name="ce19">
            <text:p><text:s/>716.12<text:s/></text:p>
          </table:table-cell>
          <table:table-cell office:value-type="percentage" office:value="5.5408470888914152E-2" table:style-name="ce20">
            <text:p>6%</text:p>
          </table:table-cell>
          <table:table-cell table:number-columns-repeated="16374"/>
        </table:table-row>
        <table:table-row table:style-name="ro1">
          <table:table-cell table:style-name="ce2"/>
          <table:table-cell office:value-type="float" office:value="2010" table:style-name="ce9">
            <text:p>2010</text:p>
          </table:table-cell>
          <table:table-cell office:value-type="float" office:value="13.59180443973556" table:style-name="ce19">
            <text:p><text:s/>13.59<text:s/></text:p>
          </table:table-cell>
          <table:table-cell office:value-type="float" office:value="2.600369793295128" table:style-name="ce19">
            <text:p><text:s/>2.60<text:s/></text:p>
          </table:table-cell>
          <table:table-cell office:value-type="float" office:value="310.62643117313905" table:style-name="ce19">
            <text:p><text:s/>310.63<text:s/></text:p>
          </table:table-cell>
          <table:table-cell office:value-type="float" office:value="5.8759432174468689" table:style-name="ce19">
            <text:p><text:s/>5.88<text:s/></text:p>
          </table:table-cell>
          <table:table-cell office:value-type="float" office:value="5.345471901443009" table:style-name="ce19">
            <text:p><text:s/>5.35<text:s/></text:p>
          </table:table-cell>
          <table:table-cell office:value-type="float" office:value="138.57081632731544" table:style-name="ce19">
            <text:p><text:s/>138.57<text:s/></text:p>
          </table:table-cell>
          <table:table-cell office:value-type="float" office:value="477.01411526929763" table:style-name="ce19">
            <text:p><text:s/>477.01<text:s/></text:p>
          </table:table-cell>
          <table:table-cell office:value-type="percentage" office:value="3.4166356590404949E-2" table:style-name="ce20">
            <text:p>3%</text:p>
          </table:table-cell>
          <table:table-cell table:number-columns-repeated="16374"/>
        </table:table-row>
        <table:table-row table:style-name="ro1">
          <table:table-cell table:style-name="ce2"/>
          <table:table-cell office:value-type="float" office:value="2011" table:style-name="ce9">
            <text:p>2011</text:p>
          </table:table-cell>
          <table:table-cell office:value-type="float" office:value="14.353642246460392" table:style-name="ce19">
            <text:p><text:s/>14.35<text:s/></text:p>
          </table:table-cell>
          <table:table-cell office:value-type="float" office:value="13.195773725463408" table:style-name="ce19">
            <text:p><text:s/>13.20<text:s/></text:p>
          </table:table-cell>
          <table:table-cell office:value-type="float" office:value="167.98705853450835" table:style-name="ce19">
            <text:p><text:s/>167.99<text:s/></text:p>
          </table:table-cell>
          <table:table-cell table:number-columns-repeated="2" table:style-name="ce19"/>
          <table:table-cell office:value-type="float" office:value="203.30042177847378" table:style-name="ce19">
            <text:p><text:s/>203.30<text:s/></text:p>
          </table:table-cell>
          <table:table-cell office:value-type="float" office:value="400.56473922191384" table:style-name="ce19">
            <text:p><text:s/>400.56<text:s/></text:p>
          </table:table-cell>
          <table:table-cell office:value-type="percentage" office:value="2.8781850304957862E-2" table:style-name="ce20">
            <text:p>3%</text:p>
          </table:table-cell>
          <table:table-cell table:number-columns-repeated="16374"/>
        </table:table-row>
        <table:table-row table:style-name="ro1">
          <table:table-cell table:style-name="ce2"/>
          <table:table-cell office:value-type="float" office:value="2012" table:style-name="ce9">
            <text:p>2012</text:p>
          </table:table-cell>
          <table:table-cell office:value-type="float" office:value="13.455754522660609" table:style-name="ce19">
            <text:p><text:s/>13.46<text:s/></text:p>
          </table:table-cell>
          <table:table-cell office:value-type="float" office:value="105.41738234230054" table:style-name="ce19">
            <text:p><text:s/>105.42<text:s/></text:p>
          </table:table-cell>
          <table:table-cell office:value-type="float" office:value="305.91265593296748" table:style-name="ce19">
            <text:p><text:s/>305.91<text:s/></text:p>
          </table:table-cell>
          <table:table-cell office:value-type="float" office:value="9.7471200407238473E-2" table:style-name="ce19">
            <text:p><text:s/>0.10<text:s/></text:p>
          </table:table-cell>
          <table:table-cell table:style-name="ce19"/>
          <table:table-cell office:value-type="float" office:value="43.399686711149464" table:style-name="ce19">
            <text:p><text:s/>43.40<text:s/></text:p>
          </table:table-cell>
          <table:table-cell office:value-type="float" office:value="468.56919553011159" table:style-name="ce19">
            <text:p><text:s/>468.57<text:s/></text:p>
          </table:table-cell>
          <table:table-cell office:value-type="percentage" office:value="3.672673882106809E-2" table:style-name="ce20">
            <text:p>4%</text:p>
          </table:table-cell>
          <table:table-cell table:number-columns-repeated="16374"/>
        </table:table-row>
        <table:table-row table:style-name="ro1">
          <table:table-cell table:style-name="ce2"/>
          <table:table-cell office:value-type="float" office:value="2013" table:style-name="ce9">
            <text:p>2013</text:p>
          </table:table-cell>
          <table:table-cell office:value-type="float" office:value="326.80783499999995" table:style-name="ce19">
            <text:p><text:s/>326.81<text:s/></text:p>
          </table:table-cell>
          <table:table-cell office:value-type="float" office:value="102.50311400000001" table:style-name="ce19">
            <text:p><text:s/>102.50<text:s/></text:p>
          </table:table-cell>
          <table:table-cell office:value-type="float" office:value="236.78395599999999" table:style-name="ce19">
            <text:p><text:s/>236.78<text:s/></text:p>
          </table:table-cell>
          <table:table-cell office:value-type="float" office:value="0.1" table:style-name="ce19">
            <text:p><text:s/>0.10<text:s/></text:p>
          </table:table-cell>
          <table:table-cell office:value-type="float" office:value="7.3598000000000008" table:style-name="ce19">
            <text:p><text:s/>7.36<text:s/></text:p>
          </table:table-cell>
          <table:table-cell office:value-type="float" office:value="90.136465999999999" table:style-name="ce19">
            <text:p><text:s/>90.14<text:s/></text:p>
          </table:table-cell>
          <table:table-cell office:value-type="float" office:value="763.78974299999993" table:style-name="ce19">
            <text:p><text:s/>763.79<text:s/></text:p>
          </table:table-cell>
          <table:table-cell office:value-type="percentage" office:value="5.0568694350463905E-2" table:style-name="ce20">
            <text:p>5%</text:p>
          </table:table-cell>
          <table:table-cell table:number-columns-repeated="16374"/>
        </table:table-row>
        <table:table-row table:style-name="ro1">
          <table:table-cell table:style-name="ce2"/>
          <table:table-cell office:value-type="float" office:value="2014" table:style-name="ce9">
            <text:p>2014</text:p>
          </table:table-cell>
          <table:table-cell office:value-type="float" office:value="341.89358343500288" table:style-name="ce19">
            <text:p><text:s/>341.89<text:s/></text:p>
          </table:table-cell>
          <table:table-cell office:value-type="float" office:value="161.76084428767376" table:style-name="ce19">
            <text:p><text:s/>161.76<text:s/></text:p>
          </table:table-cell>
          <table:table-cell office:value-type="float" office:value="754.51971190245649" table:style-name="ce19">
            <text:p><text:s/>754.52<text:s/></text:p>
          </table:table-cell>
          <table:table-cell office:value-type="float" office:value="26.498316050157545" table:style-name="ce19">
            <text:p><text:s/>26.50<text:s/></text:p>
          </table:table-cell>
          <table:table-cell office:value-type="float" office:value="10.482289188818861" table:style-name="ce19">
            <text:p><text:s/>10.48<text:s/></text:p>
          </table:table-cell>
          <table:table-cell office:value-type="float" office:value="375.49021519066508" table:style-name="ce19">
            <text:p><text:s/>375.49<text:s/></text:p>
          </table:table-cell>
          <table:table-cell office:value-type="float" office:value="1679.7800680667315" table:style-name="ce19">
            <text:p><text:s/>1,679.78<text:s/></text:p>
          </table:table-cell>
          <table:table-cell office:value-type="percentage" office:value="8.992206969009045E-2" table:style-name="ce20">
            <text:p>9%</text:p>
          </table:table-cell>
          <table:table-cell table:number-columns-repeated="16374"/>
        </table:table-row>
        <table:table-row table:style-name="ro1">
          <table:table-cell/>
          <table:table-cell office:value-type="string" table:style-name="ce9">
            <text:p>Total</text:p>
          </table:table-cell>
          <table:table-cell office:value-type="float" office:value="947.84432684870262" table:style-name="ce19">
            <text:p><text:s/>947.84<text:s/></text:p>
          </table:table-cell>
          <table:table-cell office:value-type="float" office:value="484.63270942871162" table:style-name="ce19">
            <text:p><text:s/>484.63<text:s/></text:p>
          </table:table-cell>
          <table:table-cell office:value-type="float" office:value="3200.8078139756849" table:style-name="ce19">
            <text:p><text:s/>3,200.81<text:s/></text:p>
          </table:table-cell>
          <table:table-cell office:value-type="float" office:value="35.348250922876659" table:style-name="ce19">
            <text:p><text:s/>35.35<text:s/></text:p>
          </table:table-cell>
          <table:table-cell office:value-type="float" office:value="29.659386852101633" table:style-name="ce19">
            <text:p><text:s/>29.66<text:s/></text:p>
          </table:table-cell>
          <table:table-cell office:value-type="float" office:value="1760.1877127450764" table:style-name="ce19">
            <text:p><text:s/>1,760.19<text:s/></text:p>
          </table:table-cell>
          <table:table-cell office:value-type="float" office:value="6491.4199029715055" table:style-name="ce19">
            <text:p><text:s/>6,491.42<text:s/></text:p>
          </table:table-cell>
          <table:table-cell table:style-name="ce19"/>
          <table:table-cell table:number-columns-repeated="16374"/>
        </table:table-row>
        <table:table-row table:number-rows-repeated="2" table:style-name="ro2">
          <table:table-cell table:number-columns-repeated="16384"/>
        </table:table-row>
        <table:table-row table:style-name="ro2">
          <table:table-cell/>
          <table:table-cell table:style-name="ce2">
            <draw:frame xmlns:presentation="urn:oasis:names:tc:opendocument:xmlns:presentation:1.0" draw:z-index="1" draw:id="id3" draw:style-name="a3" draw:name="Chart 2" svg:x="0.60417in" svg:y="0.13542in" svg:width="7.80208in" svg:height="3.625in" style:rel-width="scale" style:rel-height="scale">
              <draw:object xlink:href="Object 4/" xlink:type="simple" xlink:show="embed" xlink:actuate="onLoad"/>
              <svg:desc/>
            </draw:frame>
          </table:table-cell>
          <table:table-cell table:number-columns-repeated="16382"/>
        </table:table-row>
        <table:table-row table:number-rows-repeated="1048556" table:style-name="ro2">
          <table:table-cell table:number-columns-repeated="16384"/>
        </table:table-row>
      </table:table>
      <table:table table:name="Fig_5" table:style-name="ta2">
        <table:table-column table:style-name="co3" table:default-cell-style-name="ce2"/>
        <table:table-column table:style-name="co16" table:default-cell-style-name="ce2"/>
        <table:table-column table:style-name="co17" table:default-cell-style-name="ce2"/>
        <table:table-column table:style-name="co3" table:number-columns-repeated="2" table:default-cell-style-name="ce2"/>
        <table:table-column table:style-name="co16" table:default-cell-style-name="ce2"/>
        <table:table-column table:style-name="co18" table:default-cell-style-name="ce2"/>
        <table:table-column table:style-name="co3" table:number-columns-repeated="2" table:default-cell-style-name="ce2"/>
        <table:table-column table:style-name="co16" table:default-cell-style-name="ce2"/>
        <table:table-column table:style-name="co19" table:default-cell-style-name="ce2"/>
        <table:table-column table:style-name="co3" table:number-columns-repeated="2" table:default-cell-style-name="ce2"/>
        <table:table-column table:style-name="co16" table:default-cell-style-name="ce2"/>
        <table:table-column table:style-name="co20" table:default-cell-style-name="ce2"/>
        <table:table-column table:style-name="co3" table:number-columns-repeated="16369" table:default-cell-style-name="ce2"/>
        <table:table-row table:style-name="ro1">
          <table:table-cell office:value-type="string" table:style-name="ce2">
            <text:p>Title:</text:p>
          </table:table-cell>
          <table:table-cell office:value-type="string" table:style-name="ce2">
            <text:p>Nearly 90% of funding from MENA donors was allocated to crises in the region in 2014</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UN OCHA FTS data.<text:s/></text:p>
          </table:table-cell>
          <table:table-cell table:number-columns-repeated="16382" table:style-name="ce2"/>
        </table:table-row>
        <table:table-row table:style-name="ro1">
          <table:table-cell office:value-type="string" table:style-name="ce2">
            <text:p>Notes:</text:p>
          </table:table-cell>
          <table:table-cell office:value-type="string" table:style-name="ce2">
            <text:p>Funding excludes 'region' and 'none' allocations. Data is in constant 2013 prices.<text:s/></text:p>
          </table:table-cell>
          <table:table-cell table:number-columns-repeated="16382" table:style-name="ce2"/>
        </table:table-row>
        <table:table-row table:style-name="ro1">
          <table:table-cell table:number-columns-repeated="16384" table:style-name="ce2"/>
        </table:table-row>
        <table:table-row table:style-name="ro1">
          <table:table-cell table:number-columns-repeated="10" table:style-name="ce5"/>
          <table:table-cell table:number-columns-repeated="16374" table:style-name="ce2"/>
        </table:table-row>
        <table:table-row table:style-name="ro6">
          <table:table-cell table:style-name="ce2"/>
          <table:table-cell table:style-name="ce9"/>
          <table:table-cell office:value-type="string" table:style-name="ce21">
            <text:p>East Asia and Pacific region donors and their recipients by region, 2014<text:s/></text:p>
          </table:table-cell>
          <table:table-cell table:number-columns-repeated="2" table:style-name="ce2"/>
          <table:table-cell table:style-name="ce9"/>
          <table:table-cell office:value-type="string" table:style-name="ce21">
            <text:p>North American region donors and their recipients by region, 2014<text:s/></text:p>
          </table:table-cell>
          <table:table-cell table:number-columns-repeated="2" table:style-name="ce2"/>
          <table:table-cell table:style-name="ce9"/>
          <table:table-cell office:value-type="string" table:style-name="ce21">
            <text:p>MENA region donors and their recipients by region, 2014<text:s/></text:p>
          </table:table-cell>
          <table:table-cell table:number-columns-repeated="2" table:style-name="ce2"/>
          <table:table-cell table:style-name="ce9"/>
          <table:table-cell office:value-type="string" table:style-name="ce21">
            <text:p>Europe and Central Asia region donors and their recipients by region, 2014</text:p>
          </table:table-cell>
          <table:table-cell table:number-columns-repeated="16369"/>
        </table:table-row>
        <table:table-row table:style-name="ro1">
          <table:table-cell table:style-name="ce2"/>
          <table:table-cell office:value-type="string" table:style-name="ce9">
            <text:p>East Asia and Pacific</text:p>
          </table:table-cell>
          <table:table-cell office:value-type="float" office:value="192.55553298984574" table:style-name="ce19">
            <text:p><text:s/>192.56<text:s/></text:p>
          </table:table-cell>
          <table:table-cell table:number-columns-repeated="2" table:style-name="ce2"/>
          <table:table-cell office:value-type="string" table:style-name="ce9">
            <text:p>East Asia and Pacific</text:p>
          </table:table-cell>
          <table:table-cell office:value-type="float" office:value="244.59490069507552" table:style-name="ce19">
            <text:p><text:s/>244.59<text:s/></text:p>
          </table:table-cell>
          <table:table-cell table:number-columns-repeated="2" table:style-name="ce2"/>
          <table:table-cell office:value-type="string" table:style-name="ce9">
            <text:p>East Asia and Pacific</text:p>
          </table:table-cell>
          <table:table-cell office:value-type="float" office:value="44.005255434713163" table:style-name="ce19">
            <text:p><text:s/>44.01<text:s/></text:p>
          </table:table-cell>
          <table:table-cell table:number-columns-repeated="2" table:style-name="ce2"/>
          <table:table-cell office:value-type="string" table:style-name="ce9">
            <text:p>East Asia and Pacific</text:p>
          </table:table-cell>
          <table:table-cell office:value-type="float" office:value="461.46973333371864" table:style-name="ce19">
            <text:p><text:s/>461.47<text:s/></text:p>
          </table:table-cell>
          <table:table-cell table:number-columns-repeated="16369"/>
        </table:table-row>
        <table:table-row table:style-name="ro1">
          <table:table-cell table:style-name="ce2"/>
          <table:table-cell office:value-type="string" table:style-name="ce9">
            <text:p>Europe and Central Asia</text:p>
          </table:table-cell>
          <table:table-cell office:value-type="float" office:value="13.882461891302157" table:style-name="ce19">
            <text:p><text:s/>13.88<text:s/></text:p>
          </table:table-cell>
          <table:table-cell table:number-columns-repeated="2" table:style-name="ce2"/>
          <table:table-cell office:value-type="string" table:style-name="ce9">
            <text:p>Europe and Central Asia</text:p>
          </table:table-cell>
          <table:table-cell office:value-type="float" office:value="281.23994549004715" table:style-name="ce19">
            <text:p><text:s/>281.24<text:s/></text:p>
          </table:table-cell>
          <table:table-cell table:number-columns-repeated="2" table:style-name="ce2"/>
          <table:table-cell office:value-type="string" table:style-name="ce9">
            <text:p>Europe and Central Asia</text:p>
          </table:table-cell>
          <table:table-cell office:value-type="float" office:value="51.96730869410446" table:style-name="ce19">
            <text:p><text:s/>51.97<text:s/></text:p>
          </table:table-cell>
          <table:table-cell table:number-columns-repeated="2" table:style-name="ce2"/>
          <table:table-cell office:value-type="string" table:style-name="ce9">
            <text:p>Europe and Central Asia</text:p>
          </table:table-cell>
          <table:table-cell office:value-type="float" office:value="152.47055694233444" table:style-name="ce19">
            <text:p><text:s/>152.47<text:s/></text:p>
          </table:table-cell>
          <table:table-cell table:number-columns-repeated="16369"/>
        </table:table-row>
        <table:table-row table:style-name="ro1">
          <table:table-cell table:style-name="ce2"/>
          <table:table-cell office:value-type="string" table:style-name="ce9">
            <text:p>Latin America and Caribbean</text:p>
          </table:table-cell>
          <table:table-cell office:value-type="float" office:value="1.2822435772930303" table:style-name="ce19">
            <text:p><text:s/>1.28<text:s/></text:p>
          </table:table-cell>
          <table:table-cell table:number-columns-repeated="2" table:style-name="ce2"/>
          <table:table-cell office:value-type="string" table:style-name="ce9">
            <text:p>Latin America and Caribbean</text:p>
          </table:table-cell>
          <table:table-cell office:value-type="float" office:value="73.896703403813987" table:style-name="ce19">
            <text:p><text:s/>73.90<text:s/></text:p>
          </table:table-cell>
          <table:table-cell table:number-columns-repeated="2" table:style-name="ce2"/>
          <table:table-cell office:value-type="string" table:style-name="ce9">
            <text:p>Latin America and Caribbean</text:p>
          </table:table-cell>
          <table:table-cell office:value-type="float" office:value="0" table:style-name="ce19">
            <text:p><text:s/>-00<text:s/></text:p>
          </table:table-cell>
          <table:table-cell table:number-columns-repeated="2" table:style-name="ce2"/>
          <table:table-cell office:value-type="string" table:style-name="ce9">
            <text:p>Latin America and Caribbean</text:p>
          </table:table-cell>
          <table:table-cell office:value-type="float" office:value="142.32210726247453" table:style-name="ce19">
            <text:p><text:s/>142.32<text:s/></text:p>
          </table:table-cell>
          <table:table-cell table:number-columns-repeated="16369"/>
        </table:table-row>
        <table:table-row table:style-name="ro1">
          <table:table-cell table:style-name="ce2"/>
          <table:table-cell office:value-type="string" table:style-name="ce9">
            <text:p>Middle East and North Africa</text:p>
          </table:table-cell>
          <table:table-cell office:value-type="float" office:value="249.25285549776368" table:style-name="ce19">
            <text:p><text:s/>249.25<text:s/></text:p>
          </table:table-cell>
          <table:table-cell table:number-columns-repeated="2" table:style-name="ce2"/>
          <table:table-cell office:value-type="string" table:style-name="ce9">
            <text:p>Middle East and North Africa</text:p>
          </table:table-cell>
          <table:table-cell office:value-type="float" office:value="2310.8952966784927" table:style-name="ce19">
            <text:p><text:s/>2,310.90<text:s/></text:p>
          </table:table-cell>
          <table:table-cell table:number-columns-repeated="2" table:style-name="ce2"/>
          <table:table-cell office:value-type="string" table:style-name="ce9">
            <text:p>Middle East and North Africa</text:p>
          </table:table-cell>
          <table:table-cell office:value-type="float" office:value="1322.0926159757216" table:style-name="ce19">
            <text:p><text:s/>1,322.09<text:s/></text:p>
          </table:table-cell>
          <table:table-cell table:number-columns-repeated="2" table:style-name="ce2"/>
          <table:table-cell office:value-type="string" table:style-name="ce9">
            <text:p>Middle East and North Africa</text:p>
          </table:table-cell>
          <table:table-cell office:value-type="float" office:value="2261.2668616927895" table:style-name="ce19">
            <text:p><text:s/>2,261.27<text:s/></text:p>
          </table:table-cell>
          <table:table-cell table:number-columns-repeated="16369"/>
        </table:table-row>
        <table:table-row table:style-name="ro1">
          <table:table-cell table:style-name="ce2"/>
          <table:table-cell office:value-type="string" table:style-name="ce9">
            <text:p>South Asia</text:p>
          </table:table-cell>
          <table:table-cell office:value-type="float" office:value="79.194180565451845" table:style-name="ce19">
            <text:p><text:s/>79.19<text:s/></text:p>
          </table:table-cell>
          <table:table-cell table:number-columns-repeated="2" table:style-name="ce2"/>
          <table:table-cell office:value-type="string" table:style-name="ce9">
            <text:p>South Asia</text:p>
          </table:table-cell>
          <table:table-cell office:value-type="float" office:value="303.23166217074964" table:style-name="ce19">
            <text:p><text:s/>303.23<text:s/></text:p>
          </table:table-cell>
          <table:table-cell table:number-columns-repeated="2" table:style-name="ce2"/>
          <table:table-cell office:value-type="string" table:style-name="ce9">
            <text:p>South Asia</text:p>
          </table:table-cell>
          <table:table-cell office:value-type="float" office:value="1.7822496976554068" table:style-name="ce19">
            <text:p><text:s/>1.78<text:s/></text:p>
          </table:table-cell>
          <table:table-cell table:number-columns-repeated="2" table:style-name="ce2"/>
          <table:table-cell office:value-type="string" table:style-name="ce9">
            <text:p>South Asia</text:p>
          </table:table-cell>
          <table:table-cell office:value-type="float" office:value="314.28095734890297" table:style-name="ce19">
            <text:p><text:s/>314.28<text:s/></text:p>
          </table:table-cell>
          <table:table-cell table:number-columns-repeated="16369"/>
        </table:table-row>
        <table:table-row table:style-name="ro1">
          <table:table-cell table:style-name="ce2"/>
          <table:table-cell office:value-type="string" table:style-name="ce9">
            <text:p>Sub-Saharan Africa</text:p>
          </table:table-cell>
          <table:table-cell office:value-type="float" office:value="303.2037600369236" table:style-name="ce19">
            <text:p><text:s/>303.20<text:s/></text:p>
          </table:table-cell>
          <table:table-cell table:number-columns-repeated="2" table:style-name="ce2"/>
          <table:table-cell office:value-type="string" table:style-name="ce9">
            <text:p>Sub-Saharan Africa</text:p>
          </table:table-cell>
          <table:table-cell office:value-type="float" office:value="3402.4033950609273" table:style-name="ce19">
            <text:p><text:s/>3,402.40<text:s/></text:p>
          </table:table-cell>
          <table:table-cell table:number-columns-repeated="2" table:style-name="ce2"/>
          <table:table-cell office:value-type="string" table:style-name="ce9">
            <text:p>Sub-Saharan Africa</text:p>
          </table:table-cell>
          <table:table-cell office:value-type="float" office:value="70.926454344231189" table:style-name="ce19">
            <text:p><text:s/>70.93<text:s/></text:p>
          </table:table-cell>
          <table:table-cell table:number-columns-repeated="2" table:style-name="ce2"/>
          <table:table-cell office:value-type="string" table:style-name="ce9">
            <text:p>Sub-Saharan Africa</text:p>
          </table:table-cell>
          <table:table-cell office:value-type="float" office:value="3393.7663167716792" table:style-name="ce19">
            <text:p><text:s/>3,393.77<text:s/></text:p>
          </table:table-cell>
          <table:table-cell table:number-columns-repeated="16369"/>
        </table:table-row>
        <table:table-row table:style-name="ro2">
          <table:table-cell table:number-columns-repeated="16384"/>
        </table:table-row>
        <table:table-row table:style-name="ro2">
          <table:table-cell table:number-columns-repeated="4"/>
          <table:table-cell table:style-name="ce2">
            <draw:frame xmlns:presentation="urn:oasis:names:tc:opendocument:xmlns:presentation:1.0" draw:z-index="3" draw:id="id6" draw:style-name="a6" draw:name="Chart 7" svg:x="0.08333in" svg:y="0.1875in" svg:width="4.1875in" svg:height="3.4375in" style:rel-width="scale" style:rel-height="scale">
              <draw:object xlink:href="Object 7/" xlink:type="simple" xlink:show="embed" xlink:actuate="onLoad"/>
              <svg:desc/>
            </draw:frame>
          </table:table-cell>
          <table:table-cell table:number-columns-repeated="16379"/>
        </table:table-row>
        <table:table-row table:style-name="ro2">
          <table:table-cell table:style-name="ce2">
            <draw:frame xmlns:presentation="urn:oasis:names:tc:opendocument:xmlns:presentation:1.0" draw:z-index="4" draw:id="id7" draw:style-name="a7" draw:name="Chart 8" svg:x="0.58333in" svg:y="0.08333in" svg:width="4.1875in" svg:height="3.4375in" style:rel-width="scale" style:rel-height="scale">
              <draw:object xlink:href="Object 8/" xlink:type="simple" xlink:show="embed" xlink:actuate="onLoad"/>
              <svg:desc/>
            </draw:frame>
          </table:table-cell>
          <table:table-cell table:number-columns-repeated="7"/>
          <table:table-cell table:style-name="ce2">
            <draw:frame xmlns:presentation="urn:oasis:names:tc:opendocument:xmlns:presentation:1.0" draw:z-index="2" draw:id="id5" draw:style-name="a5" draw:name="Chart 6" svg:x="0.1875in" svg:y="0.13542in" svg:width="4.1875in" svg:height="3.4375in" style:rel-width="scale" style:rel-height="scale">
              <draw:object xlink:href="Object 6/" xlink:type="simple" xlink:show="embed" xlink:actuate="onLoad"/>
              <svg:desc/>
            </draw:frame>
          </table:table-cell>
          <table:table-cell table:number-columns-repeated="3"/>
          <table:table-cell table:style-name="ce2">
            <draw:frame xmlns:presentation="urn:oasis:names:tc:opendocument:xmlns:presentation:1.0" draw:z-index="1" draw:id="id4" draw:style-name="a4" draw:name="Chart 5" svg:x="0.30208in" svg:y="0.125in" svg:width="4.1875in" svg:height="3.4375in" style:rel-width="scale" style:rel-height="scale">
              <draw:object xlink:href="Object 5/" xlink:type="simple" xlink:show="embed" xlink:actuate="onLoad"/>
              <svg:desc/>
            </draw:frame>
          </table:table-cell>
          <table:table-cell table:number-columns-repeated="16371"/>
        </table:table-row>
        <table:table-row table:number-rows-repeated="1048561" table:style-name="ro2">
          <table:table-cell table:number-columns-repeated="16384"/>
        </table:table-row>
      </table:table>
      <table:table table:name="Fig_6" table:style-name="ta2">
        <table:table-column table:style-name="co3" table:number-columns-repeated="2" table:default-cell-style-name="ce2"/>
        <table:table-column table:style-name="co11" table:number-columns-repeated="3" table:default-cell-style-name="ce2"/>
        <table:table-column table:style-name="co21" table:default-cell-style-name="ce2"/>
        <table:table-column table:style-name="co22" table:default-cell-style-name="ce2"/>
        <table:table-column table:style-name="co11" table:number-columns-repeated="2" table:default-cell-style-name="ce2"/>
        <table:table-column table:style-name="co23" table:default-cell-style-name="ce2"/>
        <table:table-column table:style-name="co24" table:default-cell-style-name="ce2"/>
        <table:table-column table:style-name="co11" table:number-columns-repeated="2" table:default-cell-style-name="ce2"/>
        <table:table-column table:style-name="co3" table:number-columns-repeated="16371" table:default-cell-style-name="ce2"/>
        <table:table-row table:style-name="ro1">
          <table:table-cell office:value-type="string" table:style-name="ce2">
            <text:p>Title:</text:p>
          </table:table-cell>
          <table:table-cell office:value-type="string" table:style-name="ce2">
            <text:p>Crisis-affected countries in the MENA region received a varied mix of international resource flows in 2013</text:p>
          </table:table-cell>
          <table:table-cell table:number-columns-repeated="16382" table:style-name="ce2"/>
        </table:table-row>
        <table:table-row table:style-name="ro1">
          <table:table-cell office:value-type="string" table:style-name="ce2">
            <text:p>Source:</text:p>
          </table:table-cell>
          <table:table-cell office:value-type="string" table:style-name="ce2">
            <text:p>Development Initiatives based on OECD DAC, UN OCHA FTS, UN Conference on Trade and Development (UNCTAD), UN Central Emergency Response Fund (CERF), World Bank, International Monetary Fund (IMF), World Economic Outlook (WEO) and Stockholm International Peace Research Institute (SIPRI) data.<text:s/></text:p>
          </table:table-cell>
          <table:table-cell table:number-columns-repeated="16382" table:style-name="ce2"/>
        </table:table-row>
        <table:table-row table:style-name="ro1">
          <table:table-cell office:value-type="string" table:style-name="ce2">
            <text:p>Notes:</text:p>
          </table:table-cell>
          <table:table-cell office:value-type="string" table:style-name="ce2">
            <text:p>Data for some resource flows is not available for all countries. HA, humanitarian assistance; ODA, official development assistance; OOFs, other official flows.</text:p>
          </table:table-cell>
          <table:table-cell table:number-columns-repeated="16382" table:style-name="ce2"/>
        </table:table-row>
        <table:table-row table:number-rows-repeated="2" table:style-name="ro1">
          <table:table-cell table:number-columns-repeated="16384" table:style-name="ce2"/>
        </table:table-row>
        <table:table-row table:style-name="ro7">
          <table:table-cell table:style-name="ce18"/>
          <table:table-cell table:style-name="ce8"/>
          <table:table-cell office:value-type="string" table:style-name="ce8">
            <text:p>ODA gross (less HA)</text:p>
          </table:table-cell>
          <table:table-cell office:value-type="string" table:style-name="ce8">
            <text:p>OOFs gross</text:p>
          </table:table-cell>
          <table:table-cell office:value-type="string" table:style-name="ce8">
            <text:p>Humanitarian assistance</text:p>
          </table:table-cell>
          <table:table-cell office:value-type="string" table:style-name="ce8">
            <text:p>Remittances</text:p>
          </table:table-cell>
          <table:table-cell office:value-type="string" table:style-name="ce8">
            <text:p>FDI</text:p>
          </table:table-cell>
          <table:table-cell office:value-type="string" table:style-name="ce8">
            <text:p>Short-term debt</text:p>
          </table:table-cell>
          <table:table-cell office:value-type="string" table:style-name="ce8">
            <text:p>Long-term debt (official)</text:p>
          </table:table-cell>
          <table:table-cell office:value-type="string" table:style-name="ce8">
            <text:p>Long-term debt (commercial)</text:p>
          </table:table-cell>
          <table:table-cell office:value-type="string" table:style-name="ce8">
            <text:p>Portfolio equity</text:p>
          </table:table-cell>
          <table:table-cell office:value-type="string" table:style-name="ce8">
            <text:p>Peacekeeping</text:p>
          </table:table-cell>
          <table:table-cell table:number-columns-repeated="16372" table:style-name="ce18"/>
        </table:table-row>
        <table:table-row table:style-name="ro1">
          <table:table-cell table:style-name="ce2"/>
          <table:table-cell office:value-type="string" table:style-name="ce9">
            <text:p>Syria</text:p>
          </table:table-cell>
          <table:table-cell office:value-type="float" office:value="410.70268585376289" table:style-name="ce10">
            <text:p><text:s/>410.7<text:s/></text:p>
          </table:table-cell>
          <table:table-cell office:value-type="float" office:value="1.96" table:style-name="ce10">
            <text:p><text:s/>2.0<text:s/></text:p>
          </table:table-cell>
          <table:table-cell office:value-type="float" office:value="1884.9676431462372" table:style-name="ce10">
            <text:p><text:s/>1,885.0<text:s/></text:p>
          </table:table-cell>
          <table:table-cell office:value-type="float" office:value="1622.5387499999999" table:style-name="ce10">
            <text:p><text:s/>1,622.5<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62.274999999999999" table:style-name="ce10">
            <text:p><text:s/>62.3<text:s/></text:p>
          </table:table-cell>
          <table:table-cell table:number-columns-repeated="16372"/>
        </table:table-row>
        <table:table-row table:style-name="ro1">
          <table:table-cell table:style-name="ce2"/>
          <table:table-cell office:value-type="string" table:style-name="ce9">
            <text:p>Iraq</text:p>
          </table:table-cell>
          <table:table-cell office:value-type="float" office:value="1403.3762448134194" table:style-name="ce10">
            <text:p><text:s/>1,403.4<text:s/></text:p>
          </table:table-cell>
          <table:table-cell office:value-type="float" office:value="129.28" table:style-name="ce10">
            <text:p><text:s/>129.3<text:s/></text:p>
          </table:table-cell>
          <table:table-cell office:value-type="float" office:value="177.08830518658067" table:style-name="ce10">
            <text:p><text:s/>177.1<text:s/></text:p>
          </table:table-cell>
          <table:table-cell office:value-type="float" office:value="271" table:style-name="ce10">
            <text:p><text:s/>271.0<text:s/></text:p>
          </table:table-cell>
          <table:table-cell office:value-type="float" office:value="2852" table:style-name="ce10">
            <text:p><text:s/>2,852.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180.2" table:style-name="ce10">
            <text:p><text:s/>180.2<text:s/></text:p>
          </table:table-cell>
          <table:table-cell table:number-columns-repeated="16372"/>
        </table:table-row>
        <table:table-row table:style-name="ro1">
          <table:table-cell table:style-name="ce2"/>
          <table:table-cell office:value-type="string" table:style-name="ce9">
            <text:p>Jordan</text:p>
          </table:table-cell>
          <table:table-cell office:value-type="float" office:value="1232.9431603938417" table:style-name="ce10">
            <text:p><text:s/>1,232.9<text:s/></text:p>
          </table:table-cell>
          <table:table-cell office:value-type="float" office:value="604.03" table:style-name="ce10">
            <text:p><text:s/>604.0<text:s/></text:p>
          </table:table-cell>
          <table:table-cell office:value-type="float" office:value="649.76814560615844" table:style-name="ce10">
            <text:p><text:s/>649.8<text:s/></text:p>
          </table:table-cell>
          <table:table-cell office:value-type="float" office:value="3642.6760563380262" table:style-name="ce10">
            <text:p><text:s/>3,642.7<text:s/></text:p>
          </table:table-cell>
          <table:table-cell office:value-type="float" office:value="1798.4507042253999" table:style-name="ce10">
            <text:p><text:s/>1,798.5<text:s/></text:p>
          </table:table-cell>
          <table:table-cell office:value-type="float" office:value="1577.443" table:style-name="ce10">
            <text:p><text:s/>1,577.4<text:s/></text:p>
          </table:table-cell>
          <table:table-cell office:value-type="float" office:value="37.485000000000014" table:style-name="ce10">
            <text:p><text:s/>37.5<text:s/></text:p>
          </table:table-cell>
          <table:table-cell office:value-type="float" office:value="2735.5" table:style-name="ce10">
            <text:p><text:s/>2,735.5<text:s/></text:p>
          </table:table-cell>
          <table:table-cell office:value-type="float" office:value="158.430845070423" table:style-name="ce10">
            <text:p><text:s/>158.4<text:s/></text:p>
          </table:table-cell>
          <table:table-cell office:value-type="float" office:value="0" table:style-name="ce10">
            <text:p><text:s/>-00<text:s/></text:p>
          </table:table-cell>
          <table:table-cell table:number-columns-repeated="16372"/>
        </table:table-row>
        <table:table-row table:style-name="ro1">
          <table:table-cell table:style-name="ce2"/>
          <table:table-cell office:value-type="string" table:style-name="ce9">
            <text:p>Lebanon</text:p>
          </table:table-cell>
          <table:table-cell office:value-type="float" office:value="493.90907518026302" table:style-name="ce10">
            <text:p><text:s/>493.9<text:s/></text:p>
          </table:table-cell>
          <table:table-cell office:value-type="float" office:value="58.88" table:style-name="ce10">
            <text:p><text:s/>58.9<text:s/></text:p>
          </table:table-cell>
          <table:table-cell office:value-type="float" office:value="485.23742581973693" table:style-name="ce10">
            <text:p><text:s/>485.2<text:s/></text:p>
          </table:table-cell>
          <table:table-cell office:value-type="float" office:value="7550.553707425488" table:style-name="ce10">
            <text:p><text:s/>7,550.6<text:s/></text:p>
          </table:table-cell>
          <table:table-cell office:value-type="float" office:value="2832.72" table:style-name="ce10">
            <text:p><text:s/>2,832.7<text:s/></text:p>
          </table:table-cell>
          <table:table-cell office:value-type="float" office:value="582" table:style-name="ce10">
            <text:p><text:s/>582.0<text:s/></text:p>
          </table:table-cell>
          <table:table-cell office:value-type="float" office:value="0" table:style-name="ce10">
            <text:p><text:s/>-00<text:s/></text:p>
          </table:table-cell>
          <table:table-cell office:value-type="float" office:value="3048.9050000000002" table:style-name="ce10">
            <text:p><text:s/>3,048.9<text:s/></text:p>
          </table:table-cell>
          <table:table-cell office:value-type="float" office:value="0" table:style-name="ce10">
            <text:p><text:s/>-00<text:s/></text:p>
          </table:table-cell>
          <table:table-cell office:value-type="float" office:value="517.07500000000005" table:style-name="ce10">
            <text:p><text:s/>517.1<text:s/></text:p>
          </table:table-cell>
          <table:table-cell table:number-columns-repeated="16372"/>
        </table:table-row>
        <table:table-row table:style-name="ro1">
          <table:table-cell table:style-name="ce2"/>
          <table:table-cell office:value-type="string" table:style-name="ce9">
            <text:p>oPt</text:p>
          </table:table-cell>
          <table:table-cell office:value-type="float" office:value="1844.9574969625564" table:style-name="ce10">
            <text:p><text:s/>1,845.0<text:s/></text:p>
          </table:table-cell>
          <table:table-cell office:value-type="float" office:value="0.37" table:style-name="ce10">
            <text:p><text:s/>0.4<text:s/></text:p>
          </table:table-cell>
          <table:table-cell office:value-type="float" office:value="789.53689303744341" table:style-name="ce10">
            <text:p><text:s/>789.5<text:s/></text:p>
          </table:table-cell>
          <table:table-cell office:value-type="float" office:value="2520.3393020603253" table:style-name="ce10">
            <text:p><text:s/>2,520.3<text:s/></text:p>
          </table:table-cell>
          <table:table-cell office:value-type="float" office:value="177.2" table:style-name="ce10">
            <text:p><text:s/>177.2<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16.8" table:style-name="ce10">
            <text:p><text:s/>16.8<text:s/></text:p>
          </table:table-cell>
          <table:table-cell table:number-columns-repeated="16372"/>
        </table:table-row>
        <table:table-row table:style-name="ro1">
          <table:table-cell table:style-name="ce2"/>
          <table:table-cell office:value-type="string" table:style-name="ce9">
            <text:p>Yemen</text:p>
          </table:table-cell>
          <table:table-cell office:value-type="float" office:value="845.89422125516717" table:style-name="ce10">
            <text:p><text:s/>845.9<text:s/></text:p>
          </table:table-cell>
          <table:table-cell office:value-type="float" office:value="0.22" table:style-name="ce10">
            <text:p><text:s/>0.2<text:s/></text:p>
          </table:table-cell>
          <table:table-cell office:value-type="float" office:value="326.33801074483279" table:style-name="ce10">
            <text:p><text:s/>326.3<text:s/></text:p>
          </table:table-cell>
          <table:table-cell office:value-type="float" office:value="3342.5" table:style-name="ce10">
            <text:p><text:s/>3,342.5<text:s/></text:p>
          </table:table-cell>
          <table:table-cell office:value-type="float" office:value="0" table:style-name="ce10">
            <text:p><text:s/>-00<text:s/></text:p>
          </table:table-cell>
          <table:table-cell office:value-type="float" office:value="135" table:style-name="ce10">
            <text:p><text:s/>135.0<text:s/></text:p>
          </table:table-cell>
          <table:table-cell office:value-type="float" office:value="91.927000000000007" table:style-name="ce10">
            <text:p><text:s/>91.9<text:s/></text:p>
          </table:table-cell>
          <table:table-cell office:value-type="float" office:value="0" table:style-name="ce10">
            <text:p><text:s/>-00<text:s/></text:p>
          </table:table-cell>
          <table:table-cell office:value-type="float" office:value="0" table:style-name="ce10">
            <text:p><text:s/>-00<text:s/></text:p>
          </table:table-cell>
          <table:table-cell office:value-type="float" office:value="0" table:style-name="ce10">
            <text:p><text:s/>-00<text:s/></text:p>
          </table:table-cell>
          <table:table-cell table:number-columns-repeated="16372"/>
        </table:table-row>
        <table:table-row table:style-name="ro2">
          <table:table-cell table:number-columns-repeated="16384"/>
        </table:table-row>
        <table:table-row table:style-name="ro2">
          <table:table-cell table:number-columns-repeated="3"/>
          <table:table-cell table:style-name="ce2">
            <draw:frame xmlns:presentation="urn:oasis:names:tc:opendocument:xmlns:presentation:1.0" draw:z-index="1" draw:id="id8" draw:style-name="a8" draw:name="Chart 4" svg:x="0.03125in" svg:y="0.1875in" svg:width="7.125in" svg:height="4.125in" style:rel-width="scale" style:rel-height="scale">
              <draw:object xlink:href="Object 9/" xlink:type="simple" xlink:show="embed" xlink:actuate="onLoad"/>
              <svg:desc/>
            </draw:frame>
          </table:table-cell>
          <table:table-cell table:number-columns-repeated="16380"/>
        </table:table-row>
        <table:table-row table:number-rows-repeated="1048562" table:style-name="ro2">
          <table:table-cell table:number-columns-repeated="16384"/>
        </table:table-row>
      </table:table>
      <table:table table:name="Map" table:style-name="ta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4" table:default-cell-style-name="ce2"/>
        <table:table-column table:style-name="co30" table:default-cell-style-name="ce2"/>
        <table:table-column table:style-name="co31" table:default-cell-style-name="ce2"/>
        <table:table-column table:style-name="co28" table:default-cell-style-name="ce2"/>
        <table:table-column table:style-name="co3" table:number-columns-repeated="247" table:default-cell-style-name="ce2"/>
        <table:table-row table:style-name="ro1">
          <table:table-cell office:value-type="string" table:style-name="ce2">
            <text:p>Title: Humanitarian assistance largest donors to MENA and MENA recipients, 2014<text:s/></text:p>
          </table:table-cell>
          <table:table-cell table:number-columns-repeated="16383" table:style-name="ce2"/>
        </table:table-row>
        <table:table-row table:style-name="ro1">
          <table:table-cell office:value-type="string" table:style-name="ce2">
            <text:p>Source: Development Initiatives based on UN OCHA FTS data</text:p>
          </table:table-cell>
          <table:table-cell table:number-columns-repeated="16383" table:style-name="ce2"/>
        </table:table-row>
        <table:table-row table:style-name="ro1">
          <table:table-cell office:value-type="string" table:style-name="ce2">
            <text:p>Note: Data is in constant 2013 prices. Map shows donors that have contributed more than US$3 million to the MENA region in 2014.</text:p>
          </table:table-cell>
          <table:table-cell table:number-columns-repeated="16383" table:style-name="ce2"/>
        </table:table-row>
        <table:table-row table:style-name="ro1">
          <table:table-cell table:number-columns-repeated="16384" table:style-name="ce2"/>
        </table:table-row>
        <table:table-row table:style-name="ro1">
          <table:table-cell office:value-type="string" table:style-name="ce2">
            <text:p>Key</text:p>
          </table:table-cell>
          <table:table-cell table:number-columns-repeated="16383" table:style-name="ce2"/>
        </table:table-row>
        <table:table-row table:style-name="ro1">
          <table:table-cell office:value-type="string" table:style-name="ce22">
            <text:p>humanitarian donor</text:p>
          </table:table-cell>
          <table:table-cell table:number-columns-repeated="16383" table:style-name="ce2"/>
        </table:table-row>
        <table:table-row table:style-name="ro1">
          <table:table-cell office:value-type="string" table:style-name="ce23">
            <text:p>humanitarian recipient</text:p>
          </table:table-cell>
          <table:table-cell table:number-columns-repeated="16383" table:style-name="ce2"/>
        </table:table-row>
        <table:table-row table:style-name="ro8">
          <table:table-cell office:value-type="string" table:style-name="ce24">
            <text:p>Country</text:p>
          </table:table-cell>
          <table:table-cell office:value-type="string" table:style-name="ce24">
            <text:p>Both donor and recipient?</text:p>
          </table:table-cell>
          <table:table-cell office:value-type="string" table:style-name="ce24">
            <text:p>Humanitarian donor 2014</text:p>
          </table:table-cell>
          <table:table-cell office:value-type="string" table:style-name="ce24">
            <text:p>Humanitarian recipient 2014</text:p>
          </table:table-cell>
          <table:table-cell office:value-type="string" table:style-name="ce24">
            <text:p>Donor or recipient on map?</text:p>
          </table:table-cell>
          <table:table-cell office:value-type="string" table:style-name="ce24">
            <text:p>Amount as donor to MENA (US$ millions)</text:p>
          </table:table-cell>
          <table:table-cell office:value-type="string" table:style-name="ce24">
            <text:p>Amount as recipient (US$ millions)</text:p>
          </table:table-cell>
          <table:table-cell office:value-type="string" table:style-name="ce24">
            <text:p>% of donor total internation humanitarian assistance for text box</text:p>
          </table:table-cell>
          <table:table-cell office:value-type="string" table:style-name="ce24">
            <text:p>Text box required?</text:p>
          </table:table-cell>
          <table:table-cell table:number-columns-repeated="16375" table:style-name="ce25"/>
        </table:table-row>
        <table:table-row table:style-name="ro1">
          <table:table-cell office:value-type="string" table:style-name="ce26">
            <text:p>Malt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0.1945345325738046" table:style-name="ce28">
            <text:p><text:s/>0.2<text:s/></text:p>
          </table:table-cell>
          <table:table-cell office:value-type="float" office:value="0" table:style-name="ce27">
            <text:p><text:s/>-00<text:s/></text:p>
          </table:table-cell>
          <table:table-cell office:value-type="percentage" office:value="0.4084899929332711" table:style-name="ce29">
            <text:p>41%</text:p>
          </table:table-cell>
          <table:table-cell table:style-name="ce27"/>
          <table:table-cell table:style-name="ce30"/>
          <table:table-cell table:style-name="ce31"/>
          <table:table-cell table:number-columns-repeated="16373"/>
        </table:table-row>
        <table:table-row table:style-name="ro1">
          <table:table-cell office:value-type="string" table:style-name="ce26">
            <text:p>Bahrai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8.8598087829361578" table:style-name="ce28">
            <text:p><text:s/>8.9<text:s/></text:p>
          </table:table-cell>
          <table:table-cell office:value-type="float" office:value="0" table:style-name="ce27">
            <text:p><text:s/>-00<text:s/></text:p>
          </table:table-cell>
          <table:table-cell office:value-type="percentage" office:value="0.84521697725976197" table:style-name="ce29">
            <text:p>85%</text:p>
          </table:table-cell>
          <table:table-cell table:style-name="ce27"/>
          <table:table-cell table:style-name="ce30"/>
          <table:table-cell table:style-name="ce31"/>
          <table:table-cell table:number-columns-repeated="16373"/>
        </table:table-row>
        <table:table-row table:style-name="ro1">
          <table:table-cell office:value-type="string" table:style-name="ce32">
            <text:p>Iran</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9.925160404138559" table:style-name="ce33">
            <text:p><text:s/>9.93<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Iraq</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1400.0665444948979" table:style-name="ce33">
            <text:p><text:s/>1,400.07<text:s/></text:p>
          </table:table-cell>
          <table:table-cell table:style-name="ce35"/>
          <table:table-cell office:value-type="string" table:style-name="ce33">
            <text:p>Yes</text:p>
          </table:table-cell>
          <table:table-cell table:style-name="ce2"/>
          <table:table-cell table:style-name="ce36"/>
          <table:table-cell table:number-columns-repeated="16373"/>
        </table:table-row>
        <table:table-row table:style-name="ro1">
          <table:table-cell office:value-type="string" table:style-name="ce26">
            <text:p>Israel</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0" table:style-name="ce28">
            <text:p><text:s/>-00<text:s/></text:p>
          </table:table-cell>
          <table:table-cell office:value-type="float" office:value="0" table:style-name="ce27">
            <text:p><text:s/>-00<text:s/></text:p>
          </table:table-cell>
          <table:table-cell office:value-type="string" table:style-name="ce29">
            <text:p>-</text:p>
          </table:table-cell>
          <table:table-cell table:style-name="ce27"/>
          <table:table-cell table:style-name="ce30"/>
          <table:table-cell table:style-name="ce31"/>
          <table:table-cell table:number-columns-repeated="16373"/>
        </table:table-row>
        <table:table-row table:style-name="ro1">
          <table:table-cell office:value-type="string" table:style-name="ce32">
            <text:p>Jordan</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861.64219170575745" table:style-name="ce33">
            <text:p><text:s/>861.64<text:s/></text:p>
          </table:table-cell>
          <table:table-cell table:style-name="ce35"/>
          <table:table-cell office:value-type="string" table:style-name="ce33">
            <text:p>Yes</text:p>
          </table:table-cell>
          <table:table-cell table:style-name="ce2"/>
          <table:table-cell table:style-name="ce36"/>
          <table:table-cell table:number-columns-repeated="16373"/>
        </table:table-row>
        <table:table-row table:style-name="ro1">
          <table:table-cell office:value-type="string" table:style-name="ce26">
            <text:p>Kuwait</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13.34156139761933" table:style-name="ce28">
            <text:p><text:s/>213.3<text:s/></text:p>
          </table:table-cell>
          <table:table-cell office:value-type="float" office:value="0" table:style-name="ce27">
            <text:p><text:s/>-00<text:s/></text:p>
          </table:table-cell>
          <table:table-cell office:value-type="percentage" office:value="0.62399989860639626" table:style-name="ce29">
            <text:p>62%</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32">
            <text:p>Lebanon</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1062.1691931356304" table:style-name="ce33">
            <text:p><text:s/>1,062.17<text:s/></text:p>
          </table:table-cell>
          <table:table-cell table:style-name="ce35"/>
          <table:table-cell office:value-type="string" table:style-name="ce33">
            <text:p>Yes</text:p>
          </table:table-cell>
          <table:table-cell table:style-name="ce2"/>
          <table:table-cell table:style-name="ce36"/>
          <table:table-cell table:number-columns-repeated="16373"/>
        </table:table-row>
        <table:table-row table:style-name="ro1">
          <table:table-cell office:value-type="string" table:style-name="ce26">
            <text:p>Oma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3.440818044370136" table:style-name="ce28">
            <text:p><text:s/>23.4<text:s/></text:p>
          </table:table-cell>
          <table:table-cell office:value-type="float" office:value="0" table:style-name="ce27">
            <text:p><text:s/>-00<text:s/></text:p>
          </table:table-cell>
          <table:table-cell office:value-type="percentage" office:value="0.88461538461538458" table:style-name="ce29">
            <text:p>88%</text:p>
          </table:table-cell>
          <table:table-cell table:style-name="ce27"/>
          <table:table-cell table:style-name="ce30"/>
          <table:table-cell table:style-name="ce31"/>
          <table:table-cell table:number-columns-repeated="16373"/>
        </table:table-row>
        <table:table-row table:style-name="ro1">
          <table:table-cell office:value-type="string" table:style-name="ce26">
            <text:p>Qatar</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15.63935427237249" table:style-name="ce28">
            <text:p><text:s/>115.6<text:s/></text:p>
          </table:table-cell>
          <table:table-cell office:value-type="float" office:value="0" table:style-name="ce27">
            <text:p><text:s/>-00<text:s/></text:p>
          </table:table-cell>
          <table:table-cell office:value-type="percentage" office:value="0.71487852812341091" table:style-name="ce29">
            <text:p>71%</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Saudi Arabi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622.59566221381885" table:style-name="ce28">
            <text:p><text:s/>622.6<text:s/></text:p>
          </table:table-cell>
          <table:table-cell office:value-type="float" office:value="0" table:style-name="ce27">
            <text:p><text:s/>-00<text:s/></text:p>
          </table:table-cell>
          <table:table-cell office:value-type="percentage" office:value="0.82515493285655483" table:style-name="ce29">
            <text:p>83%</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32">
            <text:p>Syria</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2179.7138049637251" table:style-name="ce33">
            <text:p><text:s/>2,179.71<text:s/></text:p>
          </table:table-cell>
          <table:table-cell table:style-name="ce35"/>
          <table:table-cell office:value-type="string" table:style-name="ce33">
            <text:p>Yes</text:p>
          </table:table-cell>
          <table:table-cell table:style-name="ce2"/>
          <table:table-cell table:style-name="ce36"/>
          <table:table-cell table:number-columns-repeated="16373"/>
        </table:table-row>
        <table:table-row table:style-name="ro1">
          <table:table-cell office:value-type="string" table:style-name="ce26">
            <text:p>United Arab Emirates</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334.10625734502901" table:style-name="ce28">
            <text:p><text:s/>334.1<text:s/></text:p>
          </table:table-cell>
          <table:table-cell office:value-type="float" office:value="0" table:style-name="ce27">
            <text:p><text:s/>-00<text:s/></text:p>
          </table:table-cell>
          <table:table-cell office:value-type="percentage" office:value="0.88978685416709924" table:style-name="ce29">
            <text:p>89%</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32">
            <text:p>oPt</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880.20221013429637" table:style-name="ce33">
            <text:p><text:s/>880.20<text:s/></text:p>
          </table:table-cell>
          <table:table-cell table:style-name="ce35"/>
          <table:table-cell office:value-type="string" table:style-name="ce33">
            <text:p>Yes</text:p>
          </table:table-cell>
          <table:table-cell table:style-name="ce2"/>
          <table:table-cell table:style-name="ce36"/>
          <table:table-cell table:number-columns-repeated="16373"/>
        </table:table-row>
        <table:table-row table:style-name="ro1">
          <table:table-cell office:value-type="string" table:style-name="ce32">
            <text:p>Yemen</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398.68055004785185" table:style-name="ce33">
            <text:p><text:s/>398.68<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Algeria</text:p>
          </table:table-cell>
          <table:table-cell office:value-type="string" table:style-name="ce32">
            <text:p>n</text:p>
          </table:table-cell>
          <table:table-cell office:value-type="string" table:style-name="ce33">
            <text:p>y</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28.987517855856808" table:style-name="ce33">
            <text:p><text:s/>28.99<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Egypt</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104.44167548645686" table:style-name="ce33">
            <text:p><text:s/>104.44<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Libya</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25.043452569864723" table:style-name="ce33">
            <text:p><text:s/>25.04<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Morocco</text:p>
          </table:table-cell>
          <table:table-cell office:value-type="string" table:style-name="ce32">
            <text:p>Yes</text:p>
          </table:table-cell>
          <table:table-cell office:value-type="string" table:style-name="ce33">
            <text:p>y</text:p>
          </table:table-cell>
          <table:table-cell office:value-type="string" table:style-name="ce33">
            <text:p>y</text:p>
          </table:table-cell>
          <table:table-cell office:value-type="string" table:style-name="ce33">
            <text:p>Both</text:p>
          </table:table-cell>
          <table:table-cell office:value-type="float" office:value="3.914619387001951" table:style-name="ce34">
            <text:p><text:s/>3.9<text:s/></text:p>
          </table:table-cell>
          <table:table-cell office:value-type="float" office:value="7.5016289965966525" table:style-name="ce33">
            <text:p><text:s/>7.50<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Tunisia</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2.9183551491550475" table:style-name="ce33">
            <text:p><text:s/>2.92<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32">
            <text:p>Djibouti</text:p>
          </table:table-cell>
          <table:table-cell office:value-type="string" table:style-name="ce32">
            <text:p>n</text:p>
          </table:table-cell>
          <table:table-cell office:value-type="string" table:style-name="ce33">
            <text:p>n</text:p>
          </table:table-cell>
          <table:table-cell office:value-type="string" table:style-name="ce33">
            <text:p>y</text:p>
          </table:table-cell>
          <table:table-cell office:value-type="string" table:style-name="ce33">
            <text:p>Recipient</text:p>
          </table:table-cell>
          <table:table-cell office:value-type="float" office:value="0" table:style-name="ce34">
            <text:p><text:s/>-00<text:s/></text:p>
          </table:table-cell>
          <table:table-cell office:value-type="float" office:value="25.066161786309323" table:style-name="ce33">
            <text:p><text:s/>25.07<text:s/></text:p>
          </table:table-cell>
          <table:table-cell table:style-name="ce35"/>
          <table:table-cell table:style-name="ce33"/>
          <table:table-cell table:style-name="ce2"/>
          <table:table-cell table:style-name="ce36"/>
          <table:table-cell table:number-columns-repeated="16373"/>
        </table:table-row>
        <table:table-row table:style-name="ro1">
          <table:table-cell office:value-type="string" table:style-name="ce26">
            <text:p>Australi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59.379148211089046" table:style-name="ce28">
            <text:p><text:s/>59.4<text:s/></text:p>
          </table:table-cell>
          <table:table-cell table:style-name="ce27"/>
          <table:table-cell office:value-type="percentage" office:value="0.20794189502746604" table:style-name="ce29">
            <text:p>21%</text:p>
          </table:table-cell>
          <table:table-cell table:style-name="ce27"/>
          <table:table-cell table:style-name="ce30"/>
          <table:table-cell table:style-name="ce31"/>
          <table:table-cell table:number-columns-repeated="16373"/>
        </table:table-row>
        <table:table-row table:style-name="ro1">
          <table:table-cell office:value-type="string" table:style-name="ce26">
            <text:p>Austri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4.812311598526815" table:style-name="ce28">
            <text:p><text:s/>4.8<text:s/></text:p>
          </table:table-cell>
          <table:table-cell table:style-name="ce27"/>
          <table:table-cell office:value-type="percentage" office:value="0.26409919034521018" table:style-name="ce29">
            <text:p>26%</text:p>
          </table:table-cell>
          <table:table-cell table:style-name="ce27"/>
          <table:table-cell table:style-name="ce30"/>
          <table:table-cell table:style-name="ce31"/>
          <table:table-cell table:number-columns-repeated="16373"/>
        </table:table-row>
        <table:table-row table:style-name="ro1">
          <table:table-cell office:value-type="string" table:style-name="ce26">
            <text:p>Belgium</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1.512294457373542" table:style-name="ce28">
            <text:p><text:s/>21.5<text:s/></text:p>
          </table:table-cell>
          <table:table-cell table:style-name="ce27"/>
          <table:table-cell office:value-type="percentage" office:value="0.18524336173898603" table:style-name="ce29">
            <text:p>19%</text:p>
          </table:table-cell>
          <table:table-cell table:style-name="ce27"/>
          <table:table-cell table:style-name="ce30"/>
          <table:table-cell table:style-name="ce31"/>
          <table:table-cell table:number-columns-repeated="16373"/>
        </table:table-row>
        <table:table-row table:style-name="ro1">
          <table:table-cell office:value-type="string" table:style-name="ce26">
            <text:p>Brazil</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5.0442050962999119" table:style-name="ce28">
            <text:p><text:s/>5.0<text:s/></text:p>
          </table:table-cell>
          <table:table-cell table:style-name="ce27"/>
          <table:table-cell office:value-type="percentage" office:value="0.33794854169937805" table:style-name="ce29">
            <text:p>34%</text:p>
          </table:table-cell>
          <table:table-cell table:style-name="ce27"/>
          <table:table-cell table:style-name="ce30"/>
          <table:table-cell table:style-name="ce31"/>
          <table:table-cell table:number-columns-repeated="16373"/>
        </table:table-row>
        <table:table-row table:style-name="ro1">
          <table:table-cell office:value-type="string" table:style-name="ce26">
            <text:p>Canad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37.53214850404498" table:style-name="ce28">
            <text:p><text:s/>237.5<text:s/></text:p>
          </table:table-cell>
          <table:table-cell table:style-name="ce27"/>
          <table:table-cell office:value-type="percentage" office:value="0.29548991334401864" table:style-name="ce29">
            <text:p>30%</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Chin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4.7990067500900739" table:style-name="ce28">
            <text:p><text:s/>4.8<text:s/></text:p>
          </table:table-cell>
          <table:table-cell table:style-name="ce27"/>
          <table:table-cell office:value-type="percentage" office:value="9.027266028002949E-2" table:style-name="ce29">
            <text:p>9%</text:p>
          </table:table-cell>
          <table:table-cell table:style-name="ce27"/>
          <table:table-cell table:style-name="ce30"/>
          <table:table-cell table:style-name="ce31"/>
          <table:table-cell table:number-columns-repeated="16373"/>
        </table:table-row>
        <table:table-row table:style-name="ro1">
          <table:table-cell office:value-type="string" table:style-name="ce26">
            <text:p>Denmark</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56.432075510995723" table:style-name="ce28">
            <text:p><text:s/>56.4<text:s/></text:p>
          </table:table-cell>
          <table:table-cell table:style-name="ce27"/>
          <table:table-cell office:value-type="percentage" office:value="0.14393678467843085" table:style-name="ce29">
            <text:p>14%</text:p>
          </table:table-cell>
          <table:table-cell table:style-name="ce27"/>
          <table:table-cell table:style-name="ce30"/>
          <table:table-cell table:style-name="ce31"/>
          <table:table-cell table:number-columns-repeated="16373"/>
        </table:table-row>
        <table:table-row table:style-name="ro1">
          <table:table-cell office:value-type="string" table:style-name="ce26">
            <text:p>Finland</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2.675162375347593" table:style-name="ce28">
            <text:p><text:s/>12.7<text:s/></text:p>
          </table:table-cell>
          <table:table-cell table:style-name="ce27"/>
          <table:table-cell office:value-type="percentage" office:value="7.4429691806804948E-2" table:style-name="ce29">
            <text:p>7%</text:p>
          </table:table-cell>
          <table:table-cell table:style-name="ce27"/>
          <table:table-cell table:style-name="ce30"/>
          <table:table-cell table:style-name="ce31"/>
          <table:table-cell table:number-columns-repeated="16373"/>
        </table:table-row>
        <table:table-row table:style-name="ro1">
          <table:table-cell office:value-type="string" table:style-name="ce26">
            <text:p>France</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51.333305610124889" table:style-name="ce28">
            <text:p><text:s/>51.3<text:s/></text:p>
          </table:table-cell>
          <table:table-cell table:style-name="ce27"/>
          <table:table-cell office:value-type="percentage" office:value="0.24665630994713697" table:style-name="ce29">
            <text:p>25%</text:p>
          </table:table-cell>
          <table:table-cell table:style-name="ce27"/>
          <table:table-cell table:style-name="ce30"/>
          <table:table-cell table:style-name="ce31"/>
          <table:table-cell table:number-columns-repeated="16373"/>
        </table:table-row>
        <table:table-row table:style-name="ro1">
          <table:table-cell office:value-type="string" table:style-name="ce26">
            <text:p>Germany</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387.69611443430239" table:style-name="ce28">
            <text:p><text:s/>387.7<text:s/></text:p>
          </table:table-cell>
          <table:table-cell table:style-name="ce27"/>
          <table:table-cell office:value-type="percentage" office:value="0.36164734660072251" table:style-name="ce29">
            <text:p>36%</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Ireland</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6.522272116253792" table:style-name="ce28">
            <text:p><text:s/>16.5<text:s/></text:p>
          </table:table-cell>
          <table:table-cell table:style-name="ce27"/>
          <table:table-cell office:value-type="percentage" office:value="0.15243334430083905" table:style-name="ce29">
            <text:p>15%</text:p>
          </table:table-cell>
          <table:table-cell table:style-name="ce27"/>
          <table:table-cell table:style-name="ce30"/>
          <table:table-cell table:style-name="ce31"/>
          <table:table-cell table:number-columns-repeated="16373"/>
        </table:table-row>
        <table:table-row table:style-name="ro1">
          <table:table-cell office:value-type="string" table:style-name="ce26">
            <text:p>Italy</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49.23657103083324" table:style-name="ce28">
            <text:p><text:s/>49.2<text:s/></text:p>
          </table:table-cell>
          <table:table-cell table:style-name="ce27"/>
          <table:table-cell office:value-type="percentage" office:value="0.50510146459179373" table:style-name="ce29">
            <text:p>51%</text:p>
          </table:table-cell>
          <table:table-cell table:style-name="ce27"/>
          <table:table-cell table:style-name="ce30"/>
          <table:table-cell table:style-name="ce31"/>
          <table:table-cell table:number-columns-repeated="16373"/>
        </table:table-row>
        <table:table-row table:style-name="ro1">
          <table:table-cell office:value-type="string" table:style-name="ce26">
            <text:p>Japa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71.41819226949605" table:style-name="ce28">
            <text:p><text:s/>171.4<text:s/></text:p>
          </table:table-cell>
          <table:table-cell table:style-name="ce27"/>
          <table:table-cell office:value-type="percentage" office:value="0.16344657242155108" table:style-name="ce29">
            <text:p>16%</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Kore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6.3127033168703139" table:style-name="ce28">
            <text:p><text:s/>6.3<text:s/></text:p>
          </table:table-cell>
          <table:table-cell table:style-name="ce27"/>
          <table:table-cell office:value-type="percentage" office:value="0.1269528082942194" table:style-name="ce29">
            <text:p>13%</text:p>
          </table:table-cell>
          <table:table-cell table:style-name="ce27"/>
          <table:table-cell table:style-name="ce30"/>
          <table:table-cell table:style-name="ce31"/>
          <table:table-cell table:number-columns-repeated="16373"/>
        </table:table-row>
        <table:table-row table:style-name="ro1">
          <table:table-cell office:value-type="string" table:style-name="ce26">
            <text:p>Luxembourg</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9.7856777165427573" table:style-name="ce28">
            <text:p><text:s/>9.8<text:s/></text:p>
          </table:table-cell>
          <table:table-cell table:style-name="ce27"/>
          <table:table-cell office:value-type="percentage" office:value="0.1751625828740771" table:style-name="ce29">
            <text:p>18%</text:p>
          </table:table-cell>
          <table:table-cell table:style-name="ce27"/>
          <table:table-cell table:style-name="ce30"/>
          <table:table-cell table:style-name="ce31"/>
          <table:table-cell table:number-columns-repeated="16373"/>
        </table:table-row>
        <table:table-row table:style-name="ro1">
          <table:table-cell office:value-type="string" table:style-name="ce26">
            <text:p>Mexico</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3.115340948956324" table:style-name="ce28">
            <text:p><text:s/>3.1<text:s/></text:p>
          </table:table-cell>
          <table:table-cell table:style-name="ce27"/>
          <table:table-cell office:value-type="percentage" office:value="0.46969696969696978" table:style-name="ce29">
            <text:p>47%</text:p>
          </table:table-cell>
          <table:table-cell table:style-name="ce27"/>
          <table:table-cell table:style-name="ce30"/>
          <table:table-cell table:style-name="ce31"/>
          <table:table-cell table:number-columns-repeated="16373"/>
        </table:table-row>
        <table:table-row table:style-name="ro1">
          <table:table-cell office:value-type="string" table:style-name="ce26">
            <text:p>Netherlands</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67.153083636866199" table:style-name="ce28">
            <text:p><text:s/>67.2<text:s/></text:p>
          </table:table-cell>
          <table:table-cell table:style-name="ce27"/>
          <table:table-cell office:value-type="percentage" office:value="0.17115505919849677" table:style-name="ce29">
            <text:p>17%</text:p>
          </table:table-cell>
          <table:table-cell table:style-name="ce27"/>
          <table:table-cell table:style-name="ce30"/>
          <table:table-cell table:style-name="ce31"/>
          <table:table-cell table:number-columns-repeated="16373"/>
        </table:table-row>
        <table:table-row table:style-name="ro1">
          <table:table-cell office:value-type="string" table:style-name="ce26">
            <text:p>New Zealand</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5.4334629602378399" table:style-name="ce28">
            <text:p><text:s/>5.4<text:s/></text:p>
          </table:table-cell>
          <table:table-cell table:style-name="ce27"/>
          <table:table-cell office:value-type="percentage" office:value="0.18405999915390578" table:style-name="ce29">
            <text:p>18%</text:p>
          </table:table-cell>
          <table:table-cell table:style-name="ce27"/>
          <table:table-cell table:style-name="ce30"/>
          <table:table-cell table:style-name="ce31"/>
          <table:table-cell table:number-columns-repeated="16373"/>
        </table:table-row>
        <table:table-row table:style-name="ro1">
          <table:table-cell office:value-type="string" table:style-name="ce26">
            <text:p>Norway</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13.79008313474488" table:style-name="ce28">
            <text:p><text:s/>113.8<text:s/></text:p>
          </table:table-cell>
          <table:table-cell table:style-name="ce27"/>
          <table:table-cell office:value-type="percentage" office:value="0.16491212659753043" table:style-name="ce29">
            <text:p>16%</text:p>
          </table:table-cell>
          <table:table-cell table:style-name="ce27"/>
          <table:table-cell table:style-name="ce30"/>
          <table:table-cell table:style-name="ce31"/>
          <table:table-cell table:number-columns-repeated="16373"/>
        </table:table-row>
        <table:table-row table:style-name="ro1">
          <table:table-cell office:value-type="string" table:style-name="ce26">
            <text:p>Russian Federatio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4.9779831969706123" table:style-name="ce28">
            <text:p><text:s/>5.0<text:s/></text:p>
          </table:table-cell>
          <table:table-cell table:style-name="ce27"/>
          <table:table-cell office:value-type="percentage" office:value="0.11946805273304575" table:style-name="ce29">
            <text:p>12%</text:p>
          </table:table-cell>
          <table:table-cell table:style-name="ce27"/>
          <table:table-cell table:style-name="ce30"/>
          <table:table-cell table:style-name="ce31"/>
          <table:table-cell table:number-columns-repeated="16373"/>
        </table:table-row>
        <table:table-row table:style-name="ro1">
          <table:table-cell office:value-type="string" table:style-name="ce26">
            <text:p>Spai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2.460958604447022" table:style-name="ce28">
            <text:p><text:s/>22.5<text:s/></text:p>
          </table:table-cell>
          <table:table-cell table:style-name="ce27"/>
          <table:table-cell office:value-type="percentage" office:value="0.39324894479320027" table:style-name="ce29">
            <text:p>39%</text:p>
          </table:table-cell>
          <table:table-cell table:style-name="ce27"/>
          <table:table-cell table:style-name="ce30"/>
          <table:table-cell table:style-name="ce31"/>
          <table:table-cell table:number-columns-repeated="16373"/>
        </table:table-row>
        <table:table-row table:style-name="ro1">
          <table:table-cell office:value-type="string" table:style-name="ce26">
            <text:p>Sweden</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50.05043237133978" table:style-name="ce28">
            <text:p><text:s/>150.1<text:s/></text:p>
          </table:table-cell>
          <table:table-cell table:style-name="ce27"/>
          <table:table-cell office:value-type="percentage" office:value="0.14857155801364522" table:style-name="ce29">
            <text:p>15%</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Switzerland</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09.2087328706386" table:style-name="ce28">
            <text:p><text:s/>109.2<text:s/></text:p>
          </table:table-cell>
          <table:table-cell table:style-name="ce27"/>
          <table:table-cell office:value-type="percentage" office:value="0.21324283685684861" table:style-name="ce29">
            <text:p>21%</text:p>
          </table:table-cell>
          <table:table-cell table:style-name="ce27"/>
          <table:table-cell table:style-name="ce30"/>
          <table:table-cell table:style-name="ce31"/>
          <table:table-cell table:number-columns-repeated="16373"/>
        </table:table-row>
        <table:table-row table:style-name="ro1">
          <table:table-cell office:value-type="string" table:style-name="ce26">
            <text:p>Turkey</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11.538355209933275" table:style-name="ce28">
            <text:p><text:s/>11.5<text:s/></text:p>
          </table:table-cell>
          <table:table-cell table:style-name="ce27"/>
          <table:table-cell office:value-type="percentage" office:value="0.73870648904890068" table:style-name="ce29">
            <text:p>74%</text:p>
          </table:table-cell>
          <table:table-cell table:style-name="ce27"/>
          <table:table-cell table:style-name="ce30"/>
          <table:table-cell table:style-name="ce31"/>
          <table:table-cell table:number-columns-repeated="16373"/>
        </table:table-row>
        <table:table-row table:style-name="ro1">
          <table:table-cell office:value-type="string" table:style-name="ce26">
            <text:p>United Kingdom<text:s/></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486.02377922288036" table:style-name="ce28">
            <text:p><text:s/>486.0<text:s/></text:p>
          </table:table-cell>
          <table:table-cell table:style-name="ce27"/>
          <table:table-cell office:value-type="percentage" office:value="0.28344729099972266" table:style-name="ce29">
            <text:p>28%</text:p>
          </table:table-cell>
          <table:table-cell office:value-type="string" table:style-name="ce27">
            <text:p>Yes</text:p>
          </table:table-cell>
          <table:table-cell table:style-name="ce30"/>
          <table:table-cell table:style-name="ce31"/>
          <table:table-cell table:number-columns-repeated="16373"/>
        </table:table-row>
        <table:table-row table:style-name="ro1">
          <table:table-cell office:value-type="string" table:style-name="ce26">
            <text:p>United States of America</text:p>
          </table:table-cell>
          <table:table-cell office:value-type="string" table:style-name="ce26">
            <text:p>n</text:p>
          </table:table-cell>
          <table:table-cell office:value-type="string" table:style-name="ce27">
            <text:p>y</text:p>
          </table:table-cell>
          <table:table-cell office:value-type="string" table:style-name="ce27">
            <text:p>n</text:p>
          </table:table-cell>
          <table:table-cell office:value-type="string" table:style-name="ce27">
            <text:p>Donor</text:p>
          </table:table-cell>
          <table:table-cell office:value-type="float" office:value="2073.3631481744487" table:style-name="ce28">
            <text:p><text:s/>2,073.4<text:s/></text:p>
          </table:table-cell>
          <table:table-cell table:style-name="ce27"/>
          <table:table-cell office:value-type="percentage" office:value="0.28337731712909681" table:style-name="ce29">
            <text:p>28%</text:p>
          </table:table-cell>
          <table:table-cell office:value-type="string" table:style-name="ce27">
            <text:p>Yes</text:p>
          </table:table-cell>
          <table:table-cell table:style-name="ce30"/>
          <table:table-cell table:style-name="ce31"/>
          <table:table-cell table:number-columns-repeated="16373"/>
        </table:table-row>
        <table:table-row table:number-rows-repeated="104852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text> </number:text>
      <number:number number:decimal-places="1" number:min-integer-digits="1" number:grouping="true"/>
      <number:text> </number:text>
    </number:number-style>
    <number:number-style style:name="N36P1">
      <number:text>-</number:text>
      <number:number number:decimal-places="1"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luminitat</meta:initial-creator>
    <dc:creator>beckyc</dc:creator>
    <meta:creation-date>2015-11-09T10:30:50Z</meta:creation-date>
    <dc:date>2015-11-26T15:03:12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2" svg:stroke-width="0.01042in" svg:stroke-color="#868686" svg:stroke-opacity="100%" draw:stroke-linejoin="round"/>
    </style:style>
    <style:style style:family="chart" style:name="G0S4">
      <style:chart-properties chart:symbol-type="none" chart:connect-bars="false" chart:solid-type="cuboid" chart:stacked="false" chart:percentage="false"/>
      <style:graphic-properties draw:fill="none" draw:stroke="solid" svg:stroke-width="0.03125in" svg:stroke-color="#3d96ae" svg:stroke-opacity="100%" draw:stroke-linejoin="round"/>
    </style:style>
    <style:style style:family="chart" style:name="G0S5">
      <style:chart-properties chart:symbol-type="none" chart:connect-bars="false" chart:solid-type="cuboid" chart:stacked="false" chart:percentage="false"/>
      <style:graphic-properties draw:fill="none" draw:stroke="solid" svg:stroke-width="0.03125in" svg:stroke-color="#da8137" svg:stroke-opacity="100%" draw:stroke-linejoin="round"/>
    </style:style>
    <style:style style:family="chart" style:name="G0S6">
      <style:chart-properties chart:symbol-type="none" chart:connect-bars="false" chart:solid-type="cuboid" chart:stacked="false" chart:percentage="false"/>
      <style:graphic-properties draw:fill="none" draw:stroke="solid" svg:stroke-width="0.03125in" svg:stroke-color="#8ea5cb" svg:stroke-opacity="100%" draw:stroke-linejoin="round"/>
    </style:style>
    <style:style style:family="chart" style:name="Crt0">
      <style:chart-properties chart:three-dimensional="false" chart:deep="false" chart:symbol-type="non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connect-bars="false" chart:solid-type="cuboid" chart:stacked="false" chart:percentage="false"/>
      <style:graphic-properties draw:fill="none" draw:stroke="solid" svg:stroke-width="0.03125in" svg:stroke-color="#416fa6" svg:stroke-opacity="100%" draw:stroke-linejoin="round"/>
    </style:style>
    <style:style style:family="chart" style:name="G0S1">
      <style:chart-properties chart:symbol-type="none" chart:connect-bars="false" chart:solid-type="cuboid" chart:stacked="false" chart:percentage="false"/>
      <style:graphic-properties draw:fill="none" draw:stroke="solid" svg:stroke-width="0.03125in" svg:stroke-color="#a8423f" svg:stroke-opacity="100%" draw:stroke-linejoin="round"/>
    </style:style>
    <style:style style:family="chart" style:name="Axs0"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connect-bars="false" chart:solid-type="cuboid" chart:stacked="false" chart:percentage="false"/>
      <style:graphic-properties draw:fill="none" draw:stroke="solid" svg:stroke-width="0.03125in" svg:stroke-color="#86a44a"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3125in" svg:stroke-color="#6e548d" svg:stroke-opacity="100%" draw:stroke-linejoin="round"/>
    </style:style>
  </office:automatic-styles>
  <office:body>
    <office:chart>
      <chart:chart chart:class="chart:line" svg:height="207.7502362204724pt" svg:width="588.74968503937pt" chart:style-name="Crt0">
        <chart:title chart:style-name="CT00">
          <text:p text:style-name="a0" text:class-names="" text:cond-style-name="">Number of displaced persons by region, 2005-2014</text:p>
        </chart:title>
        <chart:legend chart:legend-position="end" chart:legend-align="center" chart:style-name="Lgnd"/>
        <chart:plot-area chart:style-name="Plt0">
          <chart:axis chart:dimension="y" chart:name="primary-y" chart:style-name="Axs0">
            <chart:title svg:x="1.341811023622047pt" svg:y="50.91834645669292pt" chart:style-name="AT00">
              <text:p text:style-name="a1" text:class-names="" text:cond-style-name="">Displaced persons (millions)</text:p>
            </chart:title>
            <chart:grid chart:class="major" chart:style-name="GMa0"/>
          </chart:axis>
          <chart:axis chart:dimension="x" chart:name="primary-x" chart:style-name="Axs1">
            <chart:categories table:cell-range-address="Fig_1.$C$6:.$L$6"/>
          </chart:axis>
          <chart:series chart:label-cell-address="Fig_1.$B$7" chart:values-cell-range-address="Fig_1.$C$7:.$L$7" chart:class="chart:line" chart:attached-axis="primary-y" chart:style-name="G0S0">
            <chart:data-point chart:repeated="10"/>
          </chart:series>
          <chart:series chart:label-cell-address="Fig_1.$B$8" chart:values-cell-range-address="Fig_1.$C$8:.$L$8" chart:class="chart:line" chart:attached-axis="primary-y" chart:style-name="G0S1">
            <chart:data-point chart:repeated="10"/>
          </chart:series>
          <chart:series chart:label-cell-address="Fig_1.$B$9" chart:values-cell-range-address="Fig_1.$C$9:.$L$9" chart:class="chart:line" chart:attached-axis="primary-y" chart:style-name="G0S2">
            <chart:data-point chart:repeated="10"/>
          </chart:series>
          <chart:series chart:label-cell-address="Fig_1.$B$10" chart:values-cell-range-address="Fig_1.$C$10:.$L$10" chart:class="chart:line" chart:attached-axis="primary-y" chart:style-name="G0S3">
            <chart:data-point chart:repeated="10"/>
          </chart:series>
          <chart:series chart:label-cell-address="Fig_1.$B$11" chart:values-cell-range-address="Fig_1.$C$11:.$L$11" chart:class="chart:line" chart:attached-axis="primary-y" chart:style-name="G0S4">
            <chart:data-point chart:repeated="10"/>
          </chart:series>
          <chart:series chart:label-cell-address="Fig_1.$B$12" chart:values-cell-range-address="Fig_1.$C$12:.$L$12" chart:class="chart:line" chart:attached-axis="primary-y" chart:style-name="G0S5">
            <chart:data-point chart:repeated="10"/>
          </chart:series>
          <chart:series chart:label-cell-address="Fig_1.$B$13" chart:values-cell-range-address="Fig_1.$C$13:.$L$13" chart:class="chart:line" chart:attached-axis="primary-y" chart:style-name="G0S6">
            <chart:data-point chart:repeated="1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2" draw:style="rect" draw:dots1="1" draw:dots1-length="0.01042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number-style style:name="N37">
      <number:number number:decimal-places="1" number:min-integer-digits="1" number:grouping="true"/>
    </number:number-style>
    <style:style style:family="chart" style:name="GMa0">
      <style:graphic-properties draw:fill="none" draw:stroke="dash" draw:stroke-dash="a0" svg:stroke-width="0.01042in" svg:stroke-color="#868686" svg:stroke-opacity="100%" draw:stroke-linejoin="round"/>
    </style:style>
    <style:style style:family="chart" style:name="G1S0" style:data-style-name="N37">
      <style:chart-properties chart:symbol-type="none" chart:connect-bars="false" chart:solid-type="cuboid" chart:stacked="false" chart:percentage="false" chart:link-data-style-to-source="false" chart:data-label-number="value" chart:data-label-text="false" chart:data-label-symbol="false"/>
      <style:graphic-properties draw:fill="none" draw:stroke="solid" svg:stroke-width="0.03125in" svg:stroke-color="#be4b4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4f81bd" draw:opacity="100%" draw:stroke="none"/>
    </style:style>
    <style:style style:family="chart" style:name="G0S1">
      <style:chart-properties chart:symbol-type="none" chart:vertical="false" chart:connect-bars="false" chart:solid-type="cuboid" chart:stacked="true" chart:percentage="false"/>
      <style:graphic-properties draw:fill="solid" draw:fill-color="#9bbb59" draw:opacity="100%" draw:stroke="none"/>
    </style:style>
    <style:style style:family="chart" style:name="Axs0" style:data-style-name="N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8.9999212598425pt" svg:width="448.5002362204725pt" chart:style-name="Crt0">
        <chart:legend chart:legend-position="bottom" chart:legend-align="center" chart:style-name="Lgnd"/>
        <chart:plot-area svg:x="29.20496062992126pt" svg:y="5.0pt" svg:width="408.2951968503937pt" svg:height="236.9169291338583pt" chart:style-name="Plt0">
          <chart:axis chart:dimension="y" chart:name="primary-y" chart:style-name="Axs0">
            <chart:grid chart:class="major" chart:style-name="GMa0"/>
          </chart:axis>
          <chart:axis chart:dimension="x" chart:name="primary-x" chart:style-name="Axs1">
            <chart:categories table:cell-range-address="Fig_2.$B$7:.$B$17"/>
          </chart:axis>
          <chart:series chart:label-cell-address="Fig_2.$C$6" chart:values-cell-range-address="Fig_2.$C$7:.$C$17" chart:class="chart:bar" chart:attached-axis="primary-y" chart:style-name="G0S0">
            <chart:data-point chart:repeated="11"/>
          </chart:series>
          <chart:series chart:label-cell-address="Fig_2.$E$6" chart:values-cell-range-address="Fig_2.$E$7:.$E$17" chart:class="chart:bar" chart:attached-axis="primary-y" chart:style-name="G0S1">
            <chart:data-point chart:repeated="11"/>
          </chart:series>
          <chart:series chart:label-cell-address="Fig_2.$D$6" chart:values-cell-range-address="Fig_2.$D$7:.$D$17" chart:class="chart:line" chart:attached-axis="primary-y" chart:style-name="G1S0">
            <chart:data-point chart:repeated="1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style="rect" draw:dots1="1" draw:dots1-length="0.01042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0">
      <style:graphic-properties draw:fill="none" draw:stroke="dash" draw:stroke-dash="a0" svg:stroke-width="0.01042in" svg:stroke-color="#868686" svg:stroke-opacity="100%" draw:stroke-linejoin="round"/>
    </style:style>
    <style:style style:family="chart" style:name="G0S4">
      <style:chart-properties chart:symbol-type="none" chart:vertical="false" chart:connect-bars="false" chart:solid-type="cuboid" chart:stacked="true" chart:percentage="false"/>
      <style:graphic-properties draw:fill="solid" draw:fill-color="#4198af" draw:opacity="100%" draw:stroke="none"/>
    </style:style>
    <style:style style:family="chart" style:name="G0S5">
      <style:chart-properties chart:symbol-type="none" chart:vertical="false" chart:connect-bars="false" chart:solid-type="cuboid" chart:stacked="true" chart:percentage="false"/>
      <style:graphic-properties draw:fill="solid" draw:fill-color="#db843d" draw:opacity="100%" draw:stroke="none"/>
    </style:style>
    <style:style style:family="chart" style:name="G0S6">
      <style:chart-properties chart:symbol-type="none" chart:vertical="false" chart:connect-bars="false" chart:solid-type="cuboid" chart:stacked="true" chart:percentage="false"/>
      <style:graphic-properties draw:fill="solid" draw:fill-color="#d19392" draw:opacity="100%" draw:stroke="none"/>
    </style:style>
    <style:style style:family="chart" style:name="G0S7">
      <style:chart-properties chart:symbol-type="none" chart:vertical="false" chart:connect-bars="false" chart:solid-type="cuboid" chart:stacked="true" chart:percentage="false"/>
      <style:graphic-properties draw:fill="solid" draw:fill-color="#4572a7" draw:opacity="100%" draw:stroke="non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93a9cf" draw:opacity="100%" draw:stroke="none"/>
    </style:style>
    <style:style style:family="chart" style:name="G0S1">
      <style:chart-properties chart:symbol-type="none" chart:vertical="false" chart:connect-bars="false" chart:solid-type="cuboid" chart:stacked="true" chart:percentage="false"/>
      <style:graphic-properties draw:fill="solid" draw:fill-color="#aa4643" draw:opacity="100%" draw:stroke="none"/>
    </style:style>
    <style:style style:family="chart" style:name="Axs0" style:data-style-name="N3">
      <style:chart-properties chart:gap-width="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89a54e" draw:opacity="100%" draw:stroke="non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true" chart:percentage="false"/>
      <style:graphic-properties draw:fill="solid" draw:fill-color="#71588f" draw:opacity="100%" draw:stroke="none"/>
    </style:style>
  </office:automatic-styles>
  <office:body>
    <office:chart>
      <chart:chart chart:class="chart:bar" svg:height="356.9996850393701pt" svg:width="462.0002362204725pt" chart:style-name="Crt0">
        <chart:legend svg:x="47.23574803149607pt" svg:y="212.3363779527559pt" chart:style-name="Lgnd"/>
        <chart:plot-area svg:x="26.20496062992126pt" svg:y="5.0pt" svg:width="417.7951968503937pt" svg:height="262.2510236220472pt" chart:style-name="Plt0">
          <chart:axis chart:dimension="y" chart:name="primary-y" chart:style-name="Axs0">
            <chart:grid chart:class="major" chart:style-name="GMa0"/>
          </chart:axis>
          <chart:axis chart:dimension="x" chart:name="primary-x" chart:style-name="Axs1">
            <chart:categories table:cell-range-address="Fig_3.$C$6:.$F$6"/>
          </chart:axis>
          <chart:series chart:label-cell-address="Fig_3.$B$13" chart:values-cell-range-address="Fig_3.$C$13:.$F$13" chart:class="chart:bar" chart:attached-axis="primary-y" chart:style-name="G0S0">
            <chart:data-point chart:repeated="4"/>
          </chart:series>
          <chart:series chart:label-cell-address="Fig_3.$B$8" chart:values-cell-range-address="Fig_3.$C$8:.$F$8" chart:class="chart:bar" chart:attached-axis="primary-y" chart:style-name="G0S1">
            <chart:data-point chart:repeated="4"/>
          </chart:series>
          <chart:series chart:label-cell-address="Fig_3.$B$9" chart:values-cell-range-address="Fig_3.$C$9:.$F$9" chart:class="chart:bar" chart:attached-axis="primary-y" chart:style-name="G0S2">
            <chart:data-point chart:repeated="4"/>
          </chart:series>
          <chart:series chart:label-cell-address="Fig_3.$B$10" chart:values-cell-range-address="Fig_3.$C$10:.$F$10" chart:class="chart:bar" chart:attached-axis="primary-y" chart:style-name="G0S3">
            <chart:data-point chart:repeated="4"/>
          </chart:series>
          <chart:series chart:label-cell-address="Fig_3.$B$11" chart:values-cell-range-address="Fig_3.$C$11:.$F$11" chart:class="chart:bar" chart:attached-axis="primary-y" chart:style-name="G0S4">
            <chart:data-point chart:repeated="4"/>
          </chart:series>
          <chart:series chart:label-cell-address="Fig_3.$B$12" chart:values-cell-range-address="Fig_3.$C$12:.$F$12" chart:class="chart:bar" chart:attached-axis="primary-y" chart:style-name="G0S5">
            <chart:data-point chart:repeated="4"/>
          </chart:series>
          <chart:series chart:label-cell-address="Fig_3.$B$7" chart:values-cell-range-address="Fig_3.$C$7:.$F$7" chart:class="chart:bar" chart:attached-axis="primary-y" chart:style-name="G0S6">
            <chart:data-point chart:repeated="4"/>
          </chart:series>
          <chart:series chart:label-cell-address="Fig_3.$B$14" chart:values-cell-range-address="Fig_3.$C$14:.$F$14" chart:class="chart:bar" chart:attached-axis="primary-y" chart:style-name="G0S7">
            <chart:data-point chart:repeated="4"/>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style="rect" draw:dots1="1" draw:dots1-length="0.01042in" draw:distance="0.01042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style:style style:family="chart" style:name="GMa0">
      <style:graphic-properties draw:fill="none" draw:stroke="dash" draw:stroke-dash="a1" svg:stroke-width="0.01042in" svg:stroke-color="#868686" svg:stroke-opacity="100%" draw:stroke-linejoin="round"/>
    </style:style>
    <style:style style:family="chart" style:name="G0S4">
      <style:chart-properties chart:symbol-type="none" chart:vertical="false" chart:connect-bars="false" chart:solid-type="cuboid" chart:stacked="true" chart:percentage="false"/>
      <style:graphic-properties draw:fill="solid" draw:fill-color="#4198af" draw:opacity="100%" draw:stroke="none"/>
    </style:style>
    <style:style style:family="chart" style:name="Axs2" style:data-style-name="N13">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true" chart:percentage="false"/>
      <style:graphic-properties draw:fill="solid" draw:fill-color="#db843d" draw:opacity="100%"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8ea5cb"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4572a7" draw:opacity="100%" draw:stroke="none"/>
    </style:style>
    <style:style style:family="chart" style:name="G0S1">
      <style:chart-properties chart:symbol-type="none" chart:vertical="false" chart:connect-bars="false" chart:solid-type="cuboid" chart:stacked="true" chart:percentage="false"/>
      <style:graphic-properties draw:fill="solid" draw:fill-color="#aa4643" draw:opacity="100%" draw:stroke="none"/>
    </style:style>
    <style:style style:family="chart" style:name="Axs0" style:data-style-name="N3">
      <style:chart-properties chart:gap-width="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89a54e" draw:opacity="100%" draw:stroke="non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true" chart:percentage="false"/>
      <style:graphic-properties draw:fill="solid" draw:fill-color="#71588f" draw:opacity="100%" draw:stroke="none"/>
    </style:style>
  </office:automatic-styles>
  <office:body>
    <office:chart>
      <chart:chart chart:class="chart:bar" svg:height="261.0pt" svg:width="561.74968503937pt" chart:style-name="Crt0">
        <chart:legend chart:legend-position="bottom" chart:legend-align="center" chart:style-name="Lgnd"/>
        <chart:plot-area chart:style-name="Plt0">
          <chart:axis chart:dimension="y" chart:name="primary-y" chart:style-name="Axs0">
            <chart:title svg:x="5.0pt" svg:y="82.84889763779528pt" chart:style-name="AT00">
              <text:p text:style-name="a0" text:class-names="" text:cond-style-name="">US$ miilions</text:p>
            </chart:title>
            <chart:grid chart:class="major" chart:style-name="GMa0"/>
          </chart:axis>
          <chart:axis chart:dimension="x" chart:name="primary-x" chart:style-name="Axs1">
            <chart:categories table:cell-range-address="Fig_4.$B$7:.$B$16"/>
          </chart:axis>
          <chart:axis chart:dimension="y" chart:name="secondary-y" chart:style-name="Axs2"/>
          <chart:axis chart:dimension="x" chart:name="secondary-X" chart:style-name="Axs3"/>
          <chart:series chart:label-cell-address="Fig_4.$C$6" chart:values-cell-range-address="Fig_4.$C$7:.$C$16" chart:class="chart:bar" chart:attached-axis="primary-y" chart:style-name="G0S0">
            <chart:data-point chart:repeated="10"/>
          </chart:series>
          <chart:series chart:label-cell-address="Fig_4.$D$6" chart:values-cell-range-address="Fig_4.$D$7:.$D$16" chart:class="chart:bar" chart:attached-axis="primary-y" chart:style-name="G0S1">
            <chart:data-point chart:repeated="10"/>
          </chart:series>
          <chart:series chart:label-cell-address="Fig_4.$E$6" chart:values-cell-range-address="Fig_4.$E$7:.$E$16" chart:class="chart:bar" chart:attached-axis="primary-y" chart:style-name="G0S2">
            <chart:data-point chart:repeated="10"/>
          </chart:series>
          <chart:series chart:label-cell-address="Fig_4.$F$6" chart:values-cell-range-address="Fig_4.$F$7:.$F$16" chart:class="chart:bar" chart:attached-axis="primary-y" chart:style-name="G0S3">
            <chart:data-point chart:repeated="10"/>
          </chart:series>
          <chart:series chart:label-cell-address="Fig_4.$G$6" chart:values-cell-range-address="Fig_4.$G$7:.$G$16" chart:class="chart:bar" chart:attached-axis="primary-y" chart:style-name="G0S4">
            <chart:data-point chart:repeated="10"/>
          </chart:series>
          <chart:series chart:label-cell-address="Fig_4.$H$6" chart:values-cell-range-address="Fig_4.$H$7:.$H$16" chart:class="chart:bar" chart:attached-axis="primary-y" chart:style-name="G0S5">
            <chart:data-point chart:repeated="10"/>
          </chart:series>
          <chart:series chart:label-cell-address="Fig_4.$J$6" chart:values-cell-range-address="Fig_4.$J$7:.$J$16" chart:class="chart:line" chart:attached-axis="secondary-y" chart:style-name="G1S0">
            <chart:data-point chart:repeated="10"/>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style="rect" draw:dots1="1" draw:dots1-length="0.01042in" draw:distance="0.01042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7.5pt" svg:width="301.4999212598425pt" chart:style-name="Crt0">
        <chart:title chart:style-name="CT00">
          <text:p text:style-name="a0" text:class-names="" text:cond-style-name="">Europe and Central Asia region donors and their recipients by region, 2014</text:p>
        </chart:title>
        <chart:legend svg:x="195.5353543307087pt" svg:y="51.18251968503937pt" chart:style-name="Lgnd"/>
        <chart:plot-area svg:x="12.3440157480315pt" svg:y="59.21275590551181pt" svg:width="174.3444881889764pt" svg:height="174.3445669291339pt" chart:style-name="Plt0">
          <chart:axis chart:dimension="x">
            <chart:categories table:cell-range-address="Fig_5.$B$7:.$B$12"/>
          </chart:axis>
          <chart:axis chart:dimension="y"/>
          <chart:series chart:label-cell-address="Fig_5.$O$6" chart:values-cell-range-address="Fig_5.$O$7:.$O$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7.5pt" svg:width="301.4999212598425pt" chart:style-name="Crt0">
        <chart:title chart:style-name="CT00">
          <text:p text:style-name="a0" text:class-names="" text:cond-style-name="">MENA region donors and their recipients by region, 2014</text:p>
        </chart:title>
        <chart:legend svg:x="195.5353543307087pt" svg:y="51.18251968503937pt" chart:style-name="Lgnd"/>
        <chart:plot-area svg:x="12.3440157480315pt" svg:y="59.21275590551181pt" svg:width="174.3444881889764pt" svg:height="174.3445669291339pt" chart:style-name="Plt0">
          <chart:axis chart:dimension="x">
            <chart:categories table:cell-range-address="Fig_5.$B$7:.$B$12"/>
          </chart:axis>
          <chart:axis chart:dimension="y"/>
          <chart:series chart:label-cell-address="Fig_5.$K$6" chart:values-cell-range-address="Fig_5.$K$7:.$K$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7.5pt" svg:width="301.4999212598425pt" chart:style-name="Crt0">
        <chart:title chart:style-name="CT00">
          <text:p text:style-name="a0" text:class-names="" text:cond-style-name="">North American region donors and their recipients by region, 2014</text:p>
        </chart:title>
        <chart:legend svg:x="195.5353543307087pt" svg:y="51.18251968503937pt" chart:style-name="Lgnd"/>
        <chart:plot-area svg:x="12.3440157480315pt" svg:y="59.21275590551181pt" svg:width="174.3444881889764pt" svg:height="174.3445669291339pt" chart:style-name="Plt0">
          <chart:axis chart:dimension="x">
            <chart:categories table:cell-range-address="Fig_5.$B$7:.$B$12"/>
          </chart:axis>
          <chart:axis chart:dimension="y"/>
          <chart:series chart:label-cell-address="Fig_5.$G$6" chart:values-cell-range-address="Fig_5.$G$7:.$G$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7.5pt" svg:width="301.4999212598425pt" chart:style-name="Crt0">
        <chart:title chart:style-name="CT00">
          <text:p text:style-name="a0" text:class-names="" text:cond-style-name="">East Asia and Pacific region donors and their recipients by region, 2014</text:p>
        </chart:title>
        <chart:legend svg:x="195.5353543307087pt" svg:y="51.18251968503937pt" chart:style-name="Lgnd"/>
        <chart:plot-area svg:x="12.3440157480315pt" svg:y="59.21275590551181pt" svg:width="174.3444881889764pt" svg:height="174.3445669291339pt" chart:style-name="Plt0">
          <chart:axis chart:dimension="x">
            <chart:categories table:cell-range-address="Fig_5.$B$7:.$B$12"/>
          </chart:axis>
          <chart:axis chart:dimension="y"/>
          <chart:series chart:label-cell-address="Fig_5.$C$6" chart:values-cell-range-address="Fig_5.$C$7:.$C$1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GMa0">
      <style:graphic-properties draw:fill="none" draw:stroke="dash" draw:stroke-dash="a0" svg:stroke-width="0.01042in" svg:stroke-color="#868686" svg:stroke-opacity="100%" draw:stroke-linejoin="round"/>
    </style:style>
    <style:style style:family="chart" style:name="G0S4">
      <style:chart-properties chart:symbol-type="none" chart:vertical="false" chart:connect-bars="false" chart:solid-type="cuboid" chart:stacked="false" chart:percentage="true"/>
      <style:graphic-properties draw:fill="solid" draw:fill-color="#db843d" draw:opacity="100%" draw:stroke="none"/>
    </style:style>
    <style:style style:family="chart" style:name="G0S5">
      <style:chart-properties chart:symbol-type="none" chart:vertical="false" chart:connect-bars="false" chart:solid-type="cuboid" chart:stacked="false" chart:percentage="true"/>
      <style:graphic-properties draw:fill="solid" draw:fill-color="#93a9cf" draw:opacity="100%" draw:stroke="none"/>
    </style:style>
    <style:style style:family="chart" style:name="G0S6">
      <style:chart-properties chart:symbol-type="none" chart:vertical="false" chart:connect-bars="false" chart:solid-type="cuboid" chart:stacked="false" chart:percentage="true"/>
      <style:graphic-properties draw:fill="solid" draw:fill-color="#d19392" draw:opacity="100%" draw:stroke="none"/>
    </style:style>
    <style:style style:family="chart" style:name="G0S7">
      <style:chart-properties chart:symbol-type="none" chart:vertical="false" chart:connect-bars="false" chart:solid-type="cuboid" chart:stacked="false" chart:percentage="true"/>
      <style:graphic-properties draw:fill="solid" draw:fill-color="#b9cd96" draw:opacity="100%" draw:stroke="none"/>
    </style:style>
    <style:style style:family="chart" style:name="G0S8">
      <style:chart-properties chart:symbol-type="none" chart:vertical="false" chart:connect-bars="false" chart:solid-type="cuboid" chart:stacked="false" chart:percentage="true"/>
      <style:graphic-properties draw:fill="solid" draw:fill-color="#a99bbd" draw:opacity="100%" draw:stroke="none"/>
    </style:style>
    <style:style style:family="chart" style:name="Crt0">
      <style:chart-properties chart:three-dimensional="false" chart:deep="false" chart:symbol-type="none" chart:vertical="false" chart:connect-bars="false" chart:solid-type="cuboid" chart:stacked="false" chart:percentage="tru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none" chart:vertical="false" chart:connect-bars="false" chart:solid-type="cuboid" chart:stacked="false" chart:percentage="true"/>
      <style:graphic-properties draw:fill="solid" draw:fill-color="#91c3d5" draw:opacity="100%" draw:stroke="none"/>
    </style:style>
    <style:style style:family="chart" style:name="Plt0">
      <style:chart-properties chart:three-dimensional="false" chart:deep="false" chart:stacked="false" chart:percentage="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false" chart:percentage="true"/>
      <style:graphic-properties draw:fill="solid" draw:fill-color="#aa4643" draw:opacity="100%" draw:stroke="none"/>
    </style:style>
    <style:style style:family="chart" style:name="G0S1">
      <style:chart-properties chart:symbol-type="none" chart:vertical="false" chart:connect-bars="false" chart:solid-type="cuboid" chart:stacked="false" chart:percentage="true"/>
      <style:graphic-properties draw:fill="solid" draw:fill-color="#89a54e" draw:opacity="100%" draw:stroke="none"/>
    </style:style>
    <style:style style:family="chart" style:name="Axs0" style:data-style-name="N13">
      <style:chart-properties chart:gap-width="150" chart:overlap="10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true"/>
      <style:graphic-properties draw:fill="solid" draw:fill-color="#71588f" draw:opacity="100%" draw:stroke="non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true"/>
      <style:graphic-properties draw:fill="solid" draw:fill-color="#4198af" draw:opacity="100%" draw:stroke="none"/>
    </style:style>
  </office:automatic-styles>
  <office:body>
    <office:chart>
      <chart:chart chart:class="chart:bar" svg:height="296.9999212598425pt" svg:width="512.9999212598424pt" chart:style-name="Crt0">
        <chart:legend svg:x="56.31818897637795pt" svg:y="116.1707874015748pt" chart:style-name="Lgnd"/>
        <chart:plot-area chart:style-name="Plt0">
          <chart:axis chart:dimension="y" chart:name="primary-y" chart:style-name="Axs0">
            <chart:grid chart:class="major" chart:style-name="GMa0"/>
          </chart:axis>
          <chart:axis chart:dimension="x" chart:name="primary-x" chart:style-name="Axs1">
            <chart:categories table:cell-range-address="Fig_6.$B$7:.$B$12"/>
          </chart:axis>
          <chart:series chart:label-cell-address="Fig_6.$C$6" chart:values-cell-range-address="Fig_6.$C$7:.$C$12" chart:class="chart:bar" chart:attached-axis="primary-y" chart:style-name="G0S0">
            <chart:data-point chart:repeated="6"/>
          </chart:series>
          <chart:series chart:label-cell-address="Fig_6.$D$6" chart:values-cell-range-address="Fig_6.$D$7:.$D$12" chart:class="chart:bar" chart:attached-axis="primary-y" chart:style-name="G0S1">
            <chart:data-point chart:repeated="6"/>
          </chart:series>
          <chart:series chart:label-cell-address="Fig_6.$E$6" chart:values-cell-range-address="Fig_6.$E$7:.$E$12" chart:class="chart:bar" chart:attached-axis="primary-y" chart:style-name="G0S2">
            <chart:data-point chart:repeated="6"/>
          </chart:series>
          <chart:series chart:label-cell-address="Fig_6.$F$6" chart:values-cell-range-address="Fig_6.$F$7:.$F$12" chart:class="chart:bar" chart:attached-axis="primary-y" chart:style-name="G0S3">
            <chart:data-point chart:repeated="6"/>
          </chart:series>
          <chart:series chart:label-cell-address="Fig_6.$G$6" chart:values-cell-range-address="Fig_6.$G$7:.$G$12" chart:class="chart:bar" chart:attached-axis="primary-y" chart:style-name="G0S4">
            <chart:data-point chart:repeated="6"/>
          </chart:series>
          <chart:series chart:label-cell-address="Fig_6.$H$6" chart:values-cell-range-address="Fig_6.$H$7:.$H$12" chart:class="chart:bar" chart:attached-axis="primary-y" chart:style-name="G0S5">
            <chart:data-point chart:repeated="6"/>
          </chart:series>
          <chart:series chart:label-cell-address="Fig_6.$I$6" chart:values-cell-range-address="Fig_6.$I$7:.$I$12" chart:class="chart:bar" chart:attached-axis="primary-y" chart:style-name="G0S6">
            <chart:data-point chart:repeated="6"/>
          </chart:series>
          <chart:series chart:label-cell-address="Fig_6.$J$6" chart:values-cell-range-address="Fig_6.$J$7:.$J$12" chart:class="chart:bar" chart:attached-axis="primary-y" chart:style-name="G0S7">
            <chart:data-point chart:repeated="6"/>
          </chart:series>
          <chart:series chart:label-cell-address="Fig_6.$K$6" chart:values-cell-range-address="Fig_6.$K$7:.$K$12" chart:class="chart:bar" chart:attached-axis="primary-y" chart:style-name="G0S8">
            <chart:data-point chart:repeated="6"/>
          </chart:series>
          <chart:series chart:label-cell-address="Fig_6.$L$6" chart:values-cell-range-address="Fig_6.$L$7:.$L$12" chart:class="chart:bar" chart:attached-axis="primary-y" chart:style-name="G0S9">
            <chart:data-point chart:repeated="6"/>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0" draw:style="rect" draw:dots1="1" draw:dots1-length="0.01042in" draw:distance="0.01042in"/>
  </office:styles>
</office:document-styles>
</file>